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2.048cm" fo:min-width="2.33cm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0.988cm" fo:min-width="0.738cm"/>
      <style:paragraph-properties style:writing-mode="lr-tb"/>
    </style:style>
    <style:style style:name="gr3" style:family="graphic" style:parent-style-name="objectwithoutfill">
      <style:graphic-properties svg:stroke-color="#000000" draw:marker-end="Pontas_20_das_20_setas_20_3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Pontas_20_das_20_setas_20_4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Pontas_20_das_20_setas_20_5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Pontas_20_das_20_setas_20_6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Pontas_20_das_20_setas_20_9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Pontas_20_das_20_setas_20_10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Pontas_20_das_20_setas_20_11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Pontas_20_das_20_setas_20_13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Pontas_20_das_20_setas_20_14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Pontas_20_das_20_setas_20_17" draw:marker-end-width="0.3cm" svg:stroke-linecap="square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4" style:family="graphic" style:parent-style-name="objectwithoutfill">
      <style:graphic-properties svg:stroke-color="#000000" draw:marker-end="Pontas_20_das_20_setas_20_1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2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2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9cm"/>
      <style:paragraph-properties style:writing-mode="lr-tb"/>
    </style:style>
    <style:style style:name="gr24" style:family="graphic" style:parent-style-name="objectwithoutfill">
      <style:graphic-properties svg:stroke-color="#000000" draw:marker-end="Pontas_20_das_20_setas_20_19" draw:marker-end-width="0.3cm" draw:fill="none" draw:textarea-vertical-align="middle"/>
    </style:style>
    <style:style style:name="gr25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976cm"/>
      <style:paragraph-properties style:writing-mode="lr-tb"/>
    </style:style>
    <style:style style:name="gr26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2.33cm"/>
      <style:paragraph-properties style:writing-mode="lr-tb"/>
    </style:style>
    <style:style style:name="gr27" style:family="graphic" style:parent-style-name="objectwithoutfill">
      <style:graphic-properties svg:stroke-color="#000000" draw:marker-end="Pontas_20_das_20_setas_20_28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Pontas_20_das_20_setas_20_41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Pontas_20_das_20_setas_20_99" draw:marker-end-width="0.3cm" draw:fill="none" draw:textarea-vertical-align="middle"/>
    </style:style>
    <style:style style:name="gr30" style:family="graphic" style:parent-style-name="objectwithoutfill">
      <style:graphic-properties svg:stroke-color="#000000" draw:marker-end="Pontas_20_das_20_setas_20_100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3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43cm"/>
      <style:paragraph-properties style:writing-mode="lr-tb"/>
    </style:style>
    <style:style style:name="gr33" style:family="graphic" style:parent-style-name="objectwithoutfill">
      <style:graphic-properties svg:stroke-color="#000000" draw:marker-end="Pontas_20_das_20_setas_20_101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Pontas_20_das_20_setas_20_103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Pontas_20_das_20_setas_20_104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fo:min-height="0.5cm"/>
      <style:paragraph-properties style:writing-mode="lr-tb"/>
    </style:style>
    <style:style style:name="gr37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2.506cm"/>
      <style:paragraph-properties style:writing-mode="lr-tb"/>
    </style:style>
    <style:style style:name="gr38" style:family="graphic" style:parent-style-name="objectwithoutfill">
      <style:graphic-properties svg:stroke-color="#000000" draw:marker-end="Pontas_20_das_20_setas_20_105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Pontas_20_das_20_setas_20_106" draw:marker-end-width="0.3cm" draw:fill="none" draw:textarea-vertical-align="middle"/>
    </style:style>
    <style:style style:name="gr40" style:family="graphic" style:parent-style-name="objectwithoutfill">
      <style:graphic-properties svg:stroke-color="#000000" draw:marker-end="Pontas_20_das_20_setas_20_107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Pontas_20_das_20_setas_20_108" draw:marker-end-width="0.3cm" draw:fill="none" draw:textarea-vertical-align="middle"/>
    </style:style>
    <style:style style:name="gr42" style:family="graphic" style:parent-style-name="objectwithoutfill">
      <style:graphic-properties svg:stroke-color="#000000" draw:marker-end="Pontas_20_das_20_setas_20_109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fo:min-height="0.25cm"/>
      <style:paragraph-properties style:writing-mode="lr-tb"/>
    </style:style>
    <style:style style:name="gr44" style:family="graphic" style:parent-style-name="standard">
      <style:graphic-properties draw:stroke="none" svg:stroke-color="#000000" draw:fill="none" fo:min-height="0.395cm"/>
      <style:paragraph-properties style:writing-mode="lr-tb"/>
    </style:style>
    <style:style style:name="gr45" style:family="graphic" style:parent-style-name="objectwithoutfill">
      <style:graphic-properties svg:stroke-color="#000000" draw:marker-end="Pontas_20_das_20_setas_20_110" draw:marker-end-width="0.3cm" draw:fill="none" draw:textarea-vertical-align="middle"/>
    </style:style>
    <style:style style:name="gr46" style:family="graphic" style:parent-style-name="objectwithoutfill">
      <style:graphic-properties svg:stroke-color="#000000" draw:marker-end="Pontas_20_das_20_setas_20_111" draw:marker-end-width="0.3cm" draw:fill="none" draw:textarea-vertical-align="middle"/>
    </style:style>
    <style:style style:name="gr47" style:family="graphic" style:parent-style-name="objectwithoutfill">
      <style:graphic-properties svg:stroke-color="#000000" draw:marker-end="Pontas_20_das_20_setas_20_112" draw:marker-end-width="0.3cm" draw:fill="none" draw:textarea-vertical-align="middle"/>
    </style:style>
    <style:style style:name="gr48" style:family="graphic" style:parent-style-name="objectwithoutfill">
      <style:graphic-properties svg:stroke-color="#000000" draw:marker-end="Pontas_20_das_20_setas_20_113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1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1" style:family="graphic" style:parent-style-name="objectwithoutfill">
      <style:graphic-properties svg:stroke-color="#000000" draw:marker-end="Pontas_20_das_20_setas_20_114" draw:marker-end-width="0.3cm" draw:fill="none" draw:textarea-vertical-align="middle"/>
    </style:style>
    <style:style style:name="gr52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2.152cm"/>
      <style:paragraph-properties style:writing-mode="lr-tb"/>
    </style:style>
    <style:style style:name="gr53" style:family="graphic" style:parent-style-name="objectwithoutfill">
      <style:graphic-properties svg:stroke-color="#000000" draw:marker-end="Pontas_20_das_20_setas_20_116" draw:marker-end-width="0.3cm" draw:fill="none" draw:textarea-vertical-align="middle"/>
    </style:style>
    <style:style style:name="gr54" style:family="graphic" style:parent-style-name="objectwithoutfill">
      <style:graphic-properties svg:stroke-color="#000000" draw:marker-end="Pontas_20_das_20_setas_20_117" draw:marker-end-width="0.3cm" draw:fill="none" draw:textarea-vertical-align="middle"/>
    </style:style>
    <style:style style:name="gr55" style:family="graphic" style:parent-style-name="objectwithoutfill">
      <style:graphic-properties svg:stroke-color="#000000" draw:marker-end="Pontas_20_das_20_setas_20_118" draw:marker-end-width="0.3cm" draw:fill="none" draw:textarea-vertical-align="middle"/>
    </style:style>
    <style:style style:name="gr56" style:family="graphic" style:parent-style-name="objectwithoutfill">
      <style:graphic-properties svg:stroke-color="#000000" draw:marker-end="Pontas_20_das_20_setas_20_119" draw:marker-end-width="0.3cm" draw:fill="none" draw:textarea-vertical-align="middle"/>
    </style:style>
    <style:style style:name="gr57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696cm" fo:min-width="2.682cm"/>
      <style:paragraph-properties style:writing-mode="lr-tb"/>
    </style:style>
    <style:style style:name="gr58" style:family="graphic" style:parent-style-name="objectwithoutfill">
      <style:graphic-properties svg:stroke-color="#000000" draw:marker-end="Pontas_20_das_20_setas_20_121" draw:marker-end-width="0.3cm" draw:fill="none" draw:textarea-vertical-align="middle"/>
    </style:style>
    <style:style style:name="gr59" style:family="graphic" style:parent-style-name="objectwithoutfill">
      <style:graphic-properties svg:stroke-color="#000000" draw:marker-end="Pontas_20_das_20_setas_20_122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Pontas_20_das_20_setas_20_123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Pontas_20_das_20_setas_20_124" draw:marker-end-width="0.3cm" draw:fill="none" draw:textarea-vertical-align="middle"/>
    </style:style>
    <style:style style:name="gr62" style:family="graphic" style:parent-style-name="objectwithoutfill">
      <style:graphic-properties svg:stroke-color="#000000" draw:marker-end="Pontas_20_das_20_setas_20_125" draw:marker-end-width="0.3cm" draw:fill="none" draw:textarea-vertical-align="middle"/>
    </style:style>
    <style:style style:name="gr63" style:family="graphic" style:parent-style-name="objectwithoutfill">
      <style:graphic-properties svg:stroke-color="#000000" draw:marker-end="Pontas_20_das_20_setas_20_126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0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07cm"/>
      <style:paragraph-properties style:writing-mode="lr-tb"/>
    </style:style>
    <style:style style:name="gr66" style:family="graphic" style:parent-style-name="objectwithoutfill">
      <style:graphic-properties svg:stroke-color="#000000" draw:marker-end="Pontas_20_das_20_setas_20_127" draw:marker-end-width="0.3cm" draw:fill="none" draw:textarea-vertical-align="middle"/>
    </style:style>
    <style:style style:name="gr67" style:family="graphic" style:parent-style-name="objectwithoutfill">
      <style:graphic-properties svg:stroke-color="#000000" draw:marker-end="Pontas_20_das_20_setas_20_128" draw:marker-end-width="0.3cm" draw:fill="none" draw:textarea-vertical-align="middle"/>
    </style:style>
    <style:style style:name="gr68" style:family="graphic" style:parent-style-name="objectwithoutfill">
      <style:graphic-properties svg:stroke-color="#000000" draw:marker-end="Pontas_20_das_20_setas_20_129" draw:marker-end-width="0.3cm" draw:fill="none" draw:textarea-vertical-align="middle"/>
    </style:style>
    <style:style style:name="gr69" style:family="graphic" style:parent-style-name="objectwithoutfill">
      <style:graphic-properties svg:stroke-color="#000000" draw:marker-end="Pontas_20_das_20_setas_20_130" draw:marker-end-width="0.3cm" draw:fill="none" draw:textarea-vertical-align="middle"/>
    </style:style>
    <style:style style:name="gr70" style:family="graphic" style:parent-style-name="objectwithoutfill">
      <style:graphic-properties svg:stroke-color="#000000" draw:marker-end="Pontas_20_das_20_setas_20_132" draw:marker-end-width="0.3cm" draw:fill="none" draw:textarea-vertical-align="middle"/>
    </style:style>
    <style:style style:name="gr71" style:family="graphic" style:parent-style-name="objectwithoutfill">
      <style:graphic-properties svg:stroke-color="#000000" draw:marker-end="Pontas_20_das_20_setas_20_133" draw:marker-end-width="0.3cm" draw:fill="none" draw:textarea-vertical-align="middle"/>
    </style:style>
    <style:style style:name="gr72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0cm" fo:min-width="0cm"/>
      <style:paragraph-properties style:writing-mode="lr-tb"/>
    </style:style>
    <style:style style:name="gr73" style:family="graphic" style:parent-style-name="objectwithoutfill">
      <style:graphic-properties svg:stroke-color="#000000" draw:marker-end="Pontas_20_das_20_setas_20_134" draw:marker-end-width="0.3cm" draw:fill="none" draw:textarea-vertical-align="middle"/>
    </style:style>
    <style:style style:name="gr74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75" style:family="graphic" style:parent-style-name="objectwithoutfill">
      <style:graphic-properties svg:stroke-color="#000000" draw:marker-end="Pontas_20_das_20_setas_20_138" draw:marker-end-width="0.3cm" draw:fill="none" draw:textarea-vertical-align="middle"/>
    </style:style>
    <style:style style:name="gr76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696cm" fo:min-width="3.214cm"/>
      <style:paragraph-properties style:writing-mode="lr-tb"/>
    </style:style>
    <style:style style:name="gr77" style:family="graphic" style:parent-style-name="objectwithoutfill">
      <style:graphic-properties svg:stroke-color="#000000" draw:marker-end="Pontas_20_das_20_setas_20_139" draw:marker-end-width="0.3cm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79" style:family="graphic" style:parent-style-name="objectwithoutfill">
      <style:graphic-properties svg:stroke-color="#000000" draw:marker-end="Pontas_20_das_20_setas_20_140" draw:marker-end-width="0.3cm" draw:fill="none" draw:textarea-vertical-align="middle"/>
    </style:style>
    <style:style style:name="gr80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696cm" fo:min-width="1.79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2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798cm"/>
      <style:paragraph-properties style:writing-mode="lr-tb"/>
    </style:style>
    <style:style style:name="gr83" style:family="graphic" style:parent-style-name="objectwithoutfill">
      <style:graphic-properties svg:stroke-color="#000000" draw:marker-end="Pontas_20_das_20_setas_20_22" draw:marker-end-width="0.3cm" draw:fill="none" draw:textarea-vertical-align="middle"/>
    </style:style>
    <style:style style:name="gr84" style:family="graphic" style:parent-style-name="objectwithoutfill">
      <style:graphic-properties svg:stroke-color="#000000" draw:marker-end="Pontas_20_das_20_setas_20_23" draw:marker-end-width="0.3cm" draw:fill="none" draw:textarea-vertical-align="middle"/>
    </style:style>
    <style:style style:name="gr85" style:family="graphic" style:parent-style-name="objectwithoutfill">
      <style:graphic-properties svg:stroke-color="#000000" draw:marker-end="Pontas_20_das_20_setas_20_24" draw:marker-end-width="0.3cm" draw:fill="none" draw:textarea-vertical-align="middle"/>
    </style:style>
    <style:style style:name="gr86" style:family="graphic" style:parent-style-name="objectwithoutfill">
      <style:graphic-properties svg:stroke-color="#000000" draw:marker-end="Pontas_20_das_20_setas_20_25" draw:marker-end-width="0.3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88" style:family="graphic" style:parent-style-name="objectwithoutfill">
      <style:graphic-properties svg:stroke-color="#000000" draw:marker-end="Pontas_20_das_20_setas_20_29" draw:marker-end-width="0.3cm" draw:fill="none" draw:textarea-vertical-align="middle"/>
    </style:style>
    <style:style style:name="gr89" style:family="graphic" style:parent-style-name="objectwithoutfill">
      <style:graphic-properties svg:stroke-color="#000000" draw:marker-end="Pontas_20_das_20_setas_20_31" draw:marker-end-width="0.3cm" draw:fill="none" draw:textarea-vertical-align="middle"/>
    </style:style>
    <style:style style:name="gr90" style:family="graphic" style:parent-style-name="objectwithoutfill">
      <style:graphic-properties svg:stroke-color="#000000" draw:marker-end="Pontas_20_das_20_setas_20_32" draw:marker-end-width="0.3cm" draw:fill="none" draw:textarea-vertical-align="middle"/>
    </style:style>
    <style:style style:name="gr91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446cm"/>
      <style:paragraph-properties style:writing-mode="lr-tb"/>
    </style:style>
    <style:style style:name="gr92" style:family="graphic" style:parent-style-name="objectwithoutfill">
      <style:graphic-properties svg:stroke-color="#000000" draw:marker-end="Pontas_20_das_20_setas_20_33" draw:marker-end-width="0.3cm" draw:fill="none" draw:textarea-vertical-align="middle"/>
    </style:style>
    <style:style style:name="gr93" style:family="graphic" style:parent-style-name="objectwithoutfill">
      <style:graphic-properties svg:stroke-color="#000000" draw:marker-end="Pontas_20_das_20_setas_20_34" draw:marker-end-width="0.3cm" draw:fill="none" draw:textarea-vertical-align="middle"/>
    </style:style>
    <style:style style:name="gr94" style:family="graphic" style:parent-style-name="objectwithoutfill">
      <style:graphic-properties svg:stroke-color="#000000" draw:marker-end="Pontas_20_das_20_setas_20_35" draw:marker-end-width="0.3cm" draw:fill="none" draw:textarea-vertical-align="middle"/>
    </style:style>
    <style:style style:name="gr95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342cm" fo:min-width="1.268cm"/>
      <style:paragraph-properties style:writing-mode="lr-tb"/>
    </style:style>
    <style:style style:name="gr96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164cm" fo:min-width="1.26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3cm"/>
      <style:paragraph-properties style:writing-mode="lr-tb"/>
    </style:style>
    <style:style style:name="gr98" style:family="graphic" style:parent-style-name="objectwithoutfill">
      <style:graphic-properties svg:stroke-color="#000000" draw:marker-end="Pontas_20_das_20_setas_20_38" draw:marker-end-width="0.3cm" draw:fill="none" draw:textarea-vertical-align="middle"/>
    </style:style>
    <style:style style:name="gr99" style:family="graphic" style:parent-style-name="objectwithoutfill">
      <style:graphic-properties svg:stroke-color="#000000" draw:marker-end="Pontas_20_das_20_setas_20_43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52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71cm"/>
      <style:paragraph-properties style:writing-mode="lr-tb"/>
    </style:style>
    <style:style style:name="gr102" style:family="graphic" style:parent-style-name="objectwithoutfill">
      <style:graphic-properties svg:stroke-color="#000000" draw:marker-end="Pontas_20_das_20_setas_20_44" draw:marker-end-width="0.3cm" draw:fill="none" draw:textarea-vertical-align="middle"/>
    </style:style>
    <style:style style:name="gr103" style:family="graphic" style:parent-style-name="objectwithoutfill">
      <style:graphic-properties svg:stroke-color="#000000" draw:marker-end="Pontas_20_das_20_setas_20_46" draw:marker-end-width="0.3cm" draw:fill="none" draw:textarea-vertical-align="middle"/>
    </style:style>
    <style:style style:name="gr104" style:family="graphic" style:parent-style-name="objectwithoutfill">
      <style:graphic-properties svg:stroke-color="#000000" draw:marker-end="Pontas_20_das_20_setas_20_47" draw:marker-end-width="0.3cm" draw:fill="none" draw:textarea-vertical-align="middle"/>
    </style:style>
    <style:style style:name="gr105" style:family="graphic" style:parent-style-name="objectwithoutfill">
      <style:graphic-properties svg:stroke-color="#000000" draw:marker-end="Pontas_20_das_20_setas_20_20" draw:marker-end-width="0.3cm" draw:fill="none" draw:textarea-vertical-align="middle"/>
    </style:style>
    <style:style style:name="gr106" style:family="graphic" style:parent-style-name="objectwithoutfill">
      <style:graphic-properties svg:stroke-color="#000000" draw:marker-end="Pontas_20_das_20_setas_20_48" draw:marker-end-width="0.3cm" draw:fill="none" draw:textarea-vertical-align="middle"/>
    </style:style>
    <style:style style:name="gr107" style:family="graphic" style:parent-style-name="objectwithoutfill">
      <style:graphic-properties svg:stroke-color="#000000" draw:marker-end="Pontas_20_das_20_setas_20_50" draw:marker-end-width="0.3cm" draw:fill="none" draw:textarea-vertical-align="middle"/>
    </style:style>
    <style:style style:name="gr108" style:family="graphic" style:parent-style-name="objectwithoutfill">
      <style:graphic-properties svg:stroke-color="#000000" draw:marker-end="Pontas_20_das_20_setas_20_51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06cm"/>
      <style:paragraph-properties style:writing-mode="lr-tb"/>
    </style:style>
    <style:style style:name="gr110" style:family="graphic" style:parent-style-name="objectwithoutfill">
      <style:graphic-properties svg:stroke-color="#000000" draw:marker-end="Pontas_20_das_20_setas_20_94" draw:marker-end-width="0.3cm" draw:fill="none" draw:textarea-vertical-align="middle"/>
    </style:style>
    <style:style style:name="gr111" style:family="graphic" style:parent-style-name="objectwithoutfill">
      <style:graphic-properties svg:stroke-color="#000000" draw:marker-end="Pontas_20_das_20_setas_20_95" draw:marker-end-width="0.3cm" draw:fill="none" draw:textarea-vertical-align="middle"/>
    </style:style>
    <style:style style:name="gr112" style:family="graphic" style:parent-style-name="objectwithoutfill">
      <style:graphic-properties svg:stroke-color="#000000" draw:marker-end="Pontas_20_das_20_setas_20_96" draw:marker-end-width="0.3cm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64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901cm"/>
      <style:paragraph-properties style:writing-mode="lr-tb"/>
    </style:style>
    <style:style style:name="gr115" style:family="graphic" style:parent-style-name="objectwithoutfill">
      <style:graphic-properties svg:stroke-color="#000000" draw:marker-end="Pontas_20_das_20_setas_20_97" draw:marker-end-width="0.3cm" draw:fill="none" draw:textarea-vertical-align="middle"/>
    </style:style>
    <style:style style:name="gr116" style:family="graphic" style:parent-style-name="objectwithoutfill">
      <style:graphic-properties svg:stroke-color="#000000" draw:marker-end="Pontas_20_das_20_setas_20_98" draw:marker-end-width="0.3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085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95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opacity="100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 draw:opacity="100%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10pt" fo:font-weight="normal" style:font-size-asian="12pt" style:font-weight-asian="normal" style:font-size-complex="12pt" style:font-weight-complex="normal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9pt" style:font-size-asian="12pt" style:font-size-complex="12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0pt" fo:font-weight="normal" style:font-size-asian="12pt" style:font-weight-asian="normal" style:font-size-complex="12pt" style:font-weight-complex="normal"/>
    </style:style>
    <style:style style:name="T11" style:family="text">
      <style:text-properties fo:font-size="9pt" style:font-size-asian="12pt" style:font-size-complex="12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4cm" svg:height="3.25cm" svg:x="1.25cm" svg:y="1.5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75cm" svg:height="1.75cm" svg:x="7.25cm" svg:y="3.7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5.25cm" svg:y1="3.125cm" svg:x2="7.25cm" svg:y2="4.625cm" draw:start-shape="id1" draw:start-glue-point="10" draw:end-shape="id2" draw:end-glue-point="6" svg:d="M5250 3125c1501 0 502 1500 2000 1500" svg:viewBox="0 0 2001 1501">
          <text:p/>
        </draw:connector>
        <draw:custom-shape draw:style-name="gr2" draw:text-style-name="P2" xml:id="id3" draw:id="id3" draw:layer="layout" svg:width="1.75cm" svg:height="1.75cm" svg:x="12.75cm" svg:y="3.75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75cm" svg:height="1.75cm" svg:x="16.25cm" svg:y="7.75cm">
          <text:p text:style-name="P1"><text:span text:style-name="T1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75cm" svg:height="1.75cm" svg:x="10cm" svg:y="7.75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75cm" svg:height="1.75cm" svg:x="4.25cm" svg:y="7.75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75cm" svg:height="1.75cm" svg:x="10cm" svg:y="11.25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75cm" svg:height="1.75cm" svg:x="16cm" svg:y="11.25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9cm" svg:y1="4.625cm" svg:x2="12.75cm" svg:y2="4.625cm" draw:start-shape="id2" draw:start-glue-point="10" draw:end-shape="id3" draw:end-glue-point="6" svg:d="M9000 4625h3750" svg:viewBox="0 0 3751 1">
          <text:p/>
        </draw:connector>
        <draw:connector draw:style-name="gr5" draw:text-style-name="P3" draw:layer="layout" draw:type="curve" svg:x1="14.5cm" svg:y1="4.625cm" svg:x2="17.125cm" svg:y2="7.75cm" draw:start-shape="id3" draw:start-glue-point="10" draw:end-shape="id4" draw:end-glue-point="4" svg:d="M14500 4625c1750 0 2625 1041 2625 3125" svg:viewBox="0 0 2626 3126">
          <text:p/>
        </draw:connector>
        <draw:connector draw:style-name="gr6" draw:text-style-name="P3" draw:layer="layout" draw:type="curve" draw:line-skew="0.219cm" svg:x1="13.625cm" svg:y1="5.5cm" svg:x2="11.494cm" svg:y2="8.006cm" draw:start-shape="id3" draw:start-glue-point="8" draw:end-shape="id5" draw:end-glue-point="11" svg:d="M13625 5500c0 2017-2131 765-2131 2506" svg:viewBox="0 0 2132 2507">
          <text:p/>
        </draw:connector>
        <draw:connector draw:style-name="gr7" draw:text-style-name="P3" draw:layer="layout" draw:type="curve" svg:x1="16.25cm" svg:y1="8.625cm" svg:x2="11.75cm" svg:y2="8.625cm" draw:start-shape="id4" draw:start-glue-point="6" draw:end-shape="id5" draw:end-glue-point="10" svg:d="M16250 8625h-4500" svg:viewBox="0 0 4501 1">
          <text:p/>
        </draw:connector>
        <draw:connector draw:style-name="gr8" draw:text-style-name="P3" draw:layer="layout" draw:type="curve" svg:x1="10.875cm" svg:y1="9.5cm" svg:x2="10.875cm" svg:y2="11.25cm" draw:start-shape="id5" draw:start-glue-point="8" draw:end-shape="id6" draw:end-glue-point="4" svg:d="M10875 9500v1750" svg:viewBox="0 0 1 1751">
          <text:p/>
        </draw:connector>
        <draw:connector draw:style-name="gr9" draw:text-style-name="P3" draw:layer="layout" draw:type="curve" svg:x1="10cm" svg:y1="8.625cm" svg:x2="6cm" svg:y2="8.625cm" draw:start-shape="id5" draw:start-glue-point="6" draw:end-shape="id7" draw:end-glue-point="10" svg:d="M10000 8625h-4000" svg:viewBox="0 0 4001 1">
          <text:p/>
        </draw:connector>
        <draw:connector draw:style-name="gr10" draw:text-style-name="P3" draw:layer="layout" draw:type="curve" svg:x1="10cm" svg:y1="12.125cm" svg:x2="5.125cm" svg:y2="9.5cm" draw:start-shape="id6" draw:start-glue-point="6" draw:end-shape="id7" draw:end-glue-point="8" svg:d="M10000 12125c-3250 0-4875-875-4875-2625" svg:viewBox="0 0 4876 2626">
          <text:p/>
        </draw:connector>
        <draw:connector draw:style-name="gr11" draw:text-style-name="P3" draw:layer="layout" draw:type="curve" svg:x1="11.75cm" svg:y1="12.125cm" svg:x2="16cm" svg:y2="12.125cm" draw:start-shape="id6" draw:start-glue-point="10" draw:end-shape="id8" draw:end-glue-point="6" svg:d="M11750 12125h4250" svg:viewBox="0 0 4251 1">
          <text:p/>
        </draw:connector>
        <draw:connector draw:style-name="gr12" draw:text-style-name="P3" draw:layer="layout" draw:type="curve" svg:x1="8.125cm" svg:y1="5.5cm" svg:x2="10.256cm" svg:y2="8.006cm" draw:start-shape="id2" draw:start-glue-point="8" draw:end-shape="id5" draw:end-glue-point="5" svg:d="M8125 5500c0 1689 2131 436 2131 2506" svg:viewBox="0 0 2132 2507">
          <text:p/>
        </draw:connector>
        <draw:frame draw:style-name="gr13" draw:text-style-name="P5" draw:layer="layout" svg:width="3cm" svg:height="1.199cm" svg:x="15.5cm" svg:y="13.051cm">
          <draw:text-box>
            <text:p text:style-name="P4"><text:span text:style-name="T2">Fim de jogo</text:span></text:p>
          </draw:text-box>
        </draw:frame>
        <draw:frame draw:style-name="gr13" draw:text-style-name="P5" draw:layer="layout" svg:width="3cm" svg:height="1.199cm" svg:x="1.75cm" svg:y="3.25cm">
          <draw:text-box>
            <text:p text:style-name="P4"><text:span text:style-name="T2">Clear nos registradores</text:span></text:p>
          </draw:text-box>
        </draw:frame>
        <draw:frame draw:style-name="gr13" draw:text-style-name="P5" draw:layer="layout" svg:width="3cm" svg:height="1.199cm" svg:x="15.5cm" svg:y="13.052cm">
          <draw:text-box>
            <text:p text:style-name="P4"><text:span text:style-name="T2">Fim de jogo</text:span></text:p>
          </draw:text-box>
        </draw:frame>
        <draw:frame draw:style-name="gr13" draw:text-style-name="P5" draw:layer="layout" svg:width="3cm" svg:height="1.199cm" svg:x="15.5cm" svg:y="13.052cm">
          <draw:text-box>
            <text:p text:style-name="P4"><text:span text:style-name="T2">Fim de jogo</text:span></text:p>
          </draw:text-box>
        </draw:frame>
        <draw:line draw:style-name="gr14" draw:text-style-name="P3" draw:layer="layout" svg:x1="1cm" svg:y1="1cm" svg:x2="1.75cm" svg:y2="2cm">
          <text:p/>
        </draw:line>
        <draw:frame draw:style-name="gr15" draw:text-style-name="P6" draw:layer="layout" svg:width="2.72cm" svg:height="0.725cm" svg:x="9.5cm" svg:y="3.775cm">
          <draw:text-box>
            <text:p><text:span text:style-name="T3">Tem moeda</text:span></text:p>
          </draw:text-box>
        </draw:frame>
        <draw:frame draw:style-name="gr16" draw:text-style-name="P6" draw:layer="layout" svg:width="3.525cm" svg:height="0.725cm" draw:transform="rotate (-0.383972435438753) translate (8.272cm 5.5cm)">
          <draw:text-box>
            <text:p><text:span text:style-name="T3">Não tem moeda</text:span></text:p>
          </draw:text-box>
        </draw:frame>
        <draw:frame draw:style-name="gr17" draw:text-style-name="P7" draw:layer="layout" svg:width="4.528cm" svg:height="0.645cm" draw:transform="rotate (-0.628318530717959) translate (14.926cm 3.25cm)">
          <draw:text-box>
            <text:p><text:span text:style-name="T4">Pos_moeda = Pos_player</text:span></text:p>
          </draw:text-box>
        </draw:frame>
        <draw:frame draw:style-name="gr18" draw:text-style-name="P7" draw:layer="layout" svg:width="4.885cm" svg:height="0.645cm" draw:transform="rotate (0.558505360638186) translate (11.5cm 7.589cm)">
          <draw:text-box>
            <text:p><text:span text:style-name="T4">Pos_moeda != Pos_player</text:span></text:p>
          </draw:text-box>
        </draw:frame>
        <draw:frame draw:style-name="gr19" draw:text-style-name="P8" draw:layer="layout" svg:width="4.304cm" svg:height="0.725cm" svg:x="15cm" svg:y="9.525cm">
          <draw:text-box>
            <text:p><text:span text:style-name="T2">Moeda = Moeda + 1</text:span></text:p>
          </draw:text-box>
        </draw:frame>
        <draw:frame draw:style-name="gr20" draw:text-style-name="P6" draw:layer="layout" svg:width="4.045cm" svg:height="0.725cm" svg:x="6cm" svg:y="8cm">
          <draw:text-box>
            <text:p><text:span text:style-name="T3">Não tem obstáculo</text:span></text:p>
          </draw:text-box>
        </draw:frame>
        <draw:frame draw:style-name="gr21" draw:text-style-name="P6" draw:layer="layout" svg:width="4.045cm" svg:height="0.75cm" svg:x="10.705cm" svg:y="10cm">
          <draw:text-box>
            <text:p><text:span text:style-name="T3">Tem obstáculo</text:span></text:p>
          </draw:text-box>
        </draw:frame>
        <draw:frame draw:style-name="gr22" draw:text-style-name="P7" draw:layer="layout" svg:width="4.122cm" svg:height="0.645cm" svg:x="11.75cm" svg:y="12.25cm">
          <draw:text-box>
            <text:p><text:span text:style-name="T4">Pos_obst = Pos_player</text:span></text:p>
          </draw:text-box>
        </draw:frame>
        <draw:frame draw:style-name="gr23" draw:text-style-name="P7" draw:layer="layout" svg:width="4.219cm" svg:height="0.645cm" svg:x="5.75cm" svg:y="12.25cm">
          <draw:text-box>
            <text:p><text:span text:style-name="T4">Pos_obst != Pos_player</text:span></text:p>
          </draw:text-box>
        </draw:frame>
        <draw:connector draw:style-name="gr24" draw:text-style-name="P3" draw:layer="layout" draw:type="curve" svg:x1="5.125cm" svg:y1="7.75cm" svg:x2="7.506cm" svg:y2="5.244cm" draw:start-shape="id7" draw:start-glue-point="4" draw:end-shape="id2" draw:end-glue-point="7" svg:d="M5125 7750c0-1686 2381-433 2381-2506" svg:viewBox="0 0 2382 2507">
          <text:p/>
        </draw:connector>
      </draw:page>
      <draw:page draw:name="page2" draw:style-name="dp1" draw:master-page-name="Padrão">
        <draw:custom-shape draw:style-name="gr25" draw:text-style-name="P2" xml:id="id9" draw:id="id9" draw:layer="layout" svg:width="3.5cm" svg:height="2.5cm" svg:x="2.957cm" svg:y="2.75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xml:id="id10" draw:id="id10" draw:layer="layout" svg:width="4cm" svg:height="2.5cm" svg:x="9.75cm" svg:y="2.7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" draw:layer="layout" draw:type="curve" svg:x1="6.457cm" svg:y1="4cm" svg:x2="9.75cm" svg:y2="4cm" draw:start-shape="id9" draw:start-glue-point="10" draw:end-shape="id10" draw:end-glue-point="6" svg:d="M6457 4000h3293" svg:viewBox="0 0 3294 1">
          <text:p/>
        </draw:connector>
        <draw:connector draw:style-name="gr28" draw:text-style-name="P3" draw:layer="layout" draw:type="curve" svg:x1="13.75cm" svg:y1="4cm" svg:x2="16.25cm" svg:y2="4cm" draw:start-shape="id10" draw:start-glue-point="10" draw:end-shape="id11" draw:end-glue-point="6" svg:d="M13750 4000h2500" svg:viewBox="0 0 2501 1">
          <text:p/>
        </draw:connector>
        <draw:line draw:style-name="gr29" draw:text-style-name="P3" draw:layer="layout" svg:x1="1.457cm" svg:y1="1.75cm" svg:x2="3.457cm" svg:y2="3.25cm">
          <text:p/>
        </draw:line>
        <draw:connector draw:style-name="gr30" draw:text-style-name="P3" draw:layer="layout" draw:type="curve" svg:x1="5.945cm" svg:y1="3.116cm" svg:x2="4.707cm" svg:y2="2.75cm" draw:start-shape="id9" draw:start-glue-point="11" draw:end-shape="id9" draw:end-glue-point="4" svg:d="M5945 3116c0-1300-1238-1117-1238-366" svg:viewBox="0 0 1239 955">
          <text:p/>
        </draw:connector>
        <draw:frame draw:style-name="gr31" draw:text-style-name="P9" draw:layer="layout" svg:width="1.632cm" svg:height="0.607cm" svg:x="5.457cm" svg:y="1.75cm">
          <draw:text-box>
            <text:p><text:span text:style-name="T5">!FINISH</text:span></text:p>
          </draw:text-box>
        </draw:frame>
        <draw:frame draw:style-name="gr32" draw:text-style-name="P9" draw:layer="layout" svg:width="1.543cm" svg:height="0.607cm" svg:x="6.707cm" svg:y="3.393cm">
          <draw:text-box>
            <text:p><text:span text:style-name="T5">FINISH</text:span></text:p>
          </draw:text-box>
        </draw:frame>
        <draw:connector draw:style-name="gr33" draw:text-style-name="P3" draw:layer="layout" draw:type="curve" svg:x1="13.165cm" svg:y1="3.116cm" svg:x2="11.75cm" svg:y2="2.75cm" draw:start-shape="id10" draw:start-glue-point="11" draw:end-shape="id10" draw:end-glue-point="4" svg:d="M13165 3116c0-1300-1415-1117-1415-366" svg:viewBox="0 0 1416 955">
          <text:p/>
        </draw:connector>
        <draw:custom-shape draw:style-name="gr25" draw:text-style-name="P2" xml:id="id12" draw:id="id12" draw:layer="layout" svg:width="3.5cm" svg:height="2.5cm" svg:x="20.5cm" svg:y="6.7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13" draw:id="id13" draw:layer="layout" svg:width="3.5cm" svg:height="2.5cm" svg:x="12.75cm" svg:y="16.5cm">
          <text:p text:style-name="P1"><text:span text:style-name="T1">S8</text:span></text:p>
          <text:p text:style-name="P1"><text:span text:style-name="T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14" draw:id="id14" draw:layer="layout" svg:width="3.5cm" svg:height="2.5cm" svg:x="24cm" svg:y="10.5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3" draw:layer="layout" draw:type="curve" draw:line-skew="-1.984cm" svg:x1="21.012cm" svg:y1="8.884cm" svg:x2="14.5cm" svg:y2="16.5cm" draw:start-shape="id12" draw:start-glue-point="7" draw:end-shape="id13" draw:end-glue-point="4" svg:d="M21012 8884c0 3012-6512-796-6512 7616" svg:viewBox="0 0 6513 7617">
          <text:p/>
        </draw:connector>
        <draw:connector draw:style-name="gr35" draw:text-style-name="P3" draw:layer="layout" draw:type="curve" svg:x1="24cm" svg:y1="8cm" svg:x2="25.75cm" svg:y2="10.5cm" draw:start-shape="id12" draw:start-glue-point="10" draw:end-shape="id14" draw:end-glue-point="4" svg:d="M24000 8000c1167 0 1750 833 1750 2500" svg:viewBox="0 0 1751 2501">
          <text:p/>
        </draw:connector>
        <draw:frame draw:style-name="gr36" draw:text-style-name="P10" draw:layer="layout" svg:width="3cm" svg:height="0.75cm" svg:x="24.25cm" svg:y="7.25cm">
          <draw:text-box>
            <text:p><text:span text:style-name="T6">q0_moeda = 1</text:span></text:p>
          </draw:text-box>
        </draw:frame>
        <draw:frame draw:style-name="gr36" draw:text-style-name="P10" draw:layer="layout" svg:width="3cm" svg:height="0.75cm" svg:x="17.75cm" svg:y="9.25cm">
          <draw:text-box>
            <text:p><text:span text:style-name="T6">q0_moeda = 0</text:span></text:p>
          </draw:text-box>
        </draw:frame>
        <draw:custom-shape draw:style-name="gr37" draw:text-style-name="P2" xml:id="id16" draw:id="id16" draw:layer="layout" svg:width="4.25cm" svg:height="2.5cm" svg:x="21.25cm" svg:y="15.5cm">
          <text:p text:style-name="P1"><text:span text:style-name="T1">S6</text:span></text:p>
          <text:p text:style-name="P1"><text:span text:style-name="T6">p1_moeda +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3" draw:layer="layout" draw:type="curve" svg:x1="26.988cm" svg:y1="12.634cm" svg:x2="28.25cm" svg:y2="16.5cm" draw:start-shape="id14" draw:start-glue-point="9" draw:end-shape="id15" draw:end-glue-point="4" svg:d="M26988 12634c0 3175 1262 1243 1262 3866" svg:viewBox="0 0 1263 3867">
          <text:p/>
        </draw:connector>
        <draw:frame draw:style-name="gr36" draw:text-style-name="P10" draw:layer="layout" svg:width="4.5cm" svg:height="0.75cm" svg:x="27.25cm" svg:y="13.5cm">
          <draw:text-box>
            <text:p><text:span text:style-name="T6">q1_moeda = player_pos</text:span></text:p>
          </draw:text-box>
        </draw:frame>
        <draw:connector draw:style-name="gr39" draw:text-style-name="P3" draw:layer="layout" draw:type="curve" svg:x1="24cm" svg:y1="11.75cm" svg:x2="14.5cm" svg:y2="16.5cm" draw:start-shape="id14" draw:start-glue-point="6" draw:end-shape="id13" draw:end-glue-point="4" svg:d="M24000 11750c-6334 0-9500 1583-9500 4750" svg:viewBox="0 0 9501 4751">
          <text:p/>
        </draw:connector>
        <draw:frame draw:style-name="gr36" draw:text-style-name="P10" draw:layer="layout" svg:width="4.5cm" svg:height="0.75cm" svg:x="19cm" svg:y="11cm">
          <draw:text-box>
            <text:p><text:span text:style-name="T6">q1_moeda != player_pos</text:span></text:p>
          </draw:text-box>
        </draw:frame>
        <draw:connector draw:style-name="gr40" draw:text-style-name="P3" draw:layer="layout" draw:type="curve" svg:x1="21.25cm" svg:y1="16.75cm" svg:x2="20.25cm" svg:y2="17.75cm" draw:start-shape="id16" draw:start-glue-point="6" draw:end-shape="id17" draw:end-glue-point="10" svg:d="M21250 16750c-748 0-249 1000-1000 1000" svg:viewBox="0 0 1001 1001">
          <text:p/>
        </draw:connector>
        <draw:custom-shape draw:style-name="gr25" draw:text-style-name="P2" xml:id="id19" draw:id="id19" draw:layer="layout" svg:width="3.5cm" svg:height="2.5cm" svg:x="12.75cm" svg:y="20.5cm">
          <text:p text:style-name="P1"><text:span text:style-name="T1">S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18" draw:id="id18" draw:layer="layout" svg:width="3.5cm" svg:height="2.5cm" svg:x="7.25cm" svg:y="15.25cm">
          <text:p text:style-name="P1"><text:span text:style-name="T1">S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3" draw:layer="layout" draw:type="curve" svg:x1="12.75cm" svg:y1="17.75cm" svg:x2="10.75cm" svg:y2="16.5cm" draw:start-shape="id13" draw:start-glue-point="6" draw:end-shape="id18" draw:end-glue-point="10" svg:d="M12750 17750c-1498 0-499-1250-2000-1250" svg:viewBox="0 0 2001 1251">
          <text:p/>
        </draw:connector>
        <draw:connector draw:style-name="gr42" draw:text-style-name="P3" draw:layer="layout" draw:type="curve" svg:x1="14.5cm" svg:y1="19cm" svg:x2="14.5cm" svg:y2="20.5cm" draw:start-shape="id13" draw:start-glue-point="8" draw:end-shape="id19" draw:end-glue-point="4" svg:d="M14500 19000v1500" svg:viewBox="0 0 1 1501">
          <text:p/>
        </draw:connector>
        <draw:frame draw:style-name="gr43" draw:text-style-name="P10" draw:layer="layout" svg:width="3cm" svg:height="0.645cm" svg:x="14.5cm" svg:y="19.25cm">
          <draw:text-box>
            <text:p><text:span text:style-name="T6">q0_obst = 1</text:span></text:p>
          </draw:text-box>
        </draw:frame>
        <draw:frame draw:style-name="gr44" draw:text-style-name="P10" draw:layer="layout" svg:width="3cm" svg:height="0.645cm" svg:x="11.25cm" svg:y="16.25cm">
          <draw:text-box>
            <text:p><text:span text:style-name="T6">q0_obst = 0</text:span></text:p>
          </draw:text-box>
        </draw:frame>
        <draw:frame draw:style-name="gr44" draw:text-style-name="P10" draw:layer="layout" svg:width="4.5cm" svg:height="0.645cm" svg:x="17.5cm" svg:y="23cm">
          <draw:text-box>
            <text:p><text:span text:style-name="T6">q1_obst = player_pos</text:span></text:p>
          </draw:text-box>
        </draw:frame>
        <draw:custom-shape draw:style-name="gr25" draw:text-style-name="P2" xml:id="id21" draw:id="id21" draw:layer="layout" svg:width="3.5cm" svg:height="2.5cm" svg:x="21cm" svg:y="24.25cm">
          <text:p text:style-name="P1"><text:span text:style-name="T1">S13</text:span></text:p>
          <text:p text:style-name="P11"><text:span text:style-name="T6">EXCLUI OB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15" draw:id="id15" draw:layer="layout" svg:width="3.5cm" svg:height="2.5cm" svg:x="26.5cm" svg:y="16.5cm">
          <text:p text:style-name="P1"><text:span text:style-name="T1">S5</text:span></text:p>
          <text:p text:style-name="P1"><text:span text:style-name="T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xml:id="id20" draw:id="id20" draw:layer="layout" svg:width="4.25cm" svg:height="2.5cm" svg:x="21cm" svg:y="18.25cm">
          <text:p text:style-name="P1"><text:span text:style-name="T1">S7</text:span></text:p>
          <text:p text:style-name="P1"><text:span text:style-name="T6">p2_moeda +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3" draw:layer="layout" draw:type="curve" svg:x1="21cm" svg:y1="19.5cm" svg:x2="20.25cm" svg:y2="17.75cm" draw:start-shape="id20" draw:start-glue-point="6" draw:end-shape="id17" draw:end-glue-point="10" svg:d="M21000 19500c-561 0-186-1750-750-1750" svg:viewBox="0 0 751 1751">
          <text:p/>
        </draw:connector>
        <draw:connector draw:style-name="gr46" draw:text-style-name="P3" draw:layer="layout" draw:type="curve" svg:x1="27.012cm" svg:y1="16.866cm" svg:x2="24.878cm" svg:y2="15.866cm" draw:start-shape="id15" draw:start-glue-point="5" draw:end-shape="id16" draw:end-glue-point="11" svg:d="M27012 16866c0-2800-2134-2300-2134-1000" svg:viewBox="0 0 2135 2044">
          <text:p/>
        </draw:connector>
        <draw:connector draw:style-name="gr47" draw:text-style-name="P3" draw:layer="layout" draw:type="curve" svg:x1="27.012cm" svg:y1="18.634cm" svg:x2="24.628cm" svg:y2="20.384cm" draw:start-shape="id15" draw:start-glue-point="7" draw:end-shape="id20" draw:end-glue-point="9" svg:d="M27012 18634c0 3927-2384 3052-2384 1750" svg:viewBox="0 0 2385 2851">
          <text:p/>
        </draw:connector>
        <draw:frame draw:style-name="gr44" draw:text-style-name="P10" draw:layer="layout" svg:width="2.505cm" svg:height="0.645cm" svg:x="24.245cm" svg:y="14cm">
          <draw:text-box>
            <text:p><text:span text:style-name="T6">PLAYER = 0 </text:span></text:p>
          </draw:text-box>
        </draw:frame>
        <draw:frame draw:style-name="gr44" draw:text-style-name="P10" draw:layer="layout" svg:width="2.505cm" svg:height="0.645cm" svg:x="25.5cm" svg:y="21.605cm">
          <draw:text-box>
            <text:p><text:span text:style-name="T6">PLAYER = 1 </text:span></text:p>
          </draw:text-box>
        </draw:frame>
        <draw:custom-shape draw:style-name="gr25" draw:text-style-name="P2" xml:id="id11" draw:id="id11" draw:layer="layout" svg:width="3.5cm" svg:height="2.5cm" svg:x="16.25cm" svg:y="2.75cm">
          <text:p text:style-name="P1"><text:span text:style-name="T1">S2</text:span></text:p>
          <text:p text:style-name="P1"><text:span text:style-name="T6">CLEAR REG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draw:type="curve" svg:x1="19.75cm" svg:y1="4cm" svg:x2="22.25cm" svg:y2="6.75cm" draw:start-shape="id11" draw:start-glue-point="10" draw:end-shape="id12" draw:end-glue-point="4" svg:d="M19750 4000c1667 0 2500 916 2500 2750" svg:viewBox="0 0 2501 2751">
          <text:p/>
        </draw:connector>
        <draw:frame draw:style-name="gr49" draw:text-style-name="P9" draw:layer="layout" svg:width="1.514cm" svg:height="0.607cm" svg:x="13.957cm" svg:y="3.393cm">
          <draw:text-box>
            <text:p><text:span text:style-name="T5">START</text:span></text:p>
          </draw:text-box>
        </draw:frame>
        <draw:frame draw:style-name="gr50" draw:text-style-name="P9" draw:layer="layout" svg:width="1.75cm" svg:height="0.607cm" svg:x="11.75cm" svg:y="1.643cm">
          <draw:text-box>
            <text:p><text:span text:style-name="T5">!START</text:span></text:p>
          </draw:text-box>
        </draw:frame>
        <draw:connector draw:style-name="gr51" draw:text-style-name="P3" draw:layer="layout" draw:type="curve" svg:x1="15.738cm" svg:y1="22.634cm" svg:x2="21.512cm" svg:y2="24.616cm" draw:start-shape="id19" draw:start-glue-point="9" draw:end-shape="id21" draw:end-glue-point="5" svg:d="M15738 22634c0 1488 5774 497 5774 1982" svg:viewBox="0 0 5775 1983">
          <text:p/>
        </draw:connector>
        <draw:frame draw:style-name="gr44" draw:text-style-name="P10" draw:layer="layout" svg:width="2.505cm" svg:height="0.645cm" svg:x="27.75cm" svg:y="24.25cm">
          <draw:text-box>
            <text:p><text:span text:style-name="T6">PLAYER = 0</text:span></text:p>
          </draw:text-box>
        </draw:frame>
        <draw:custom-shape draw:style-name="gr52" draw:text-style-name="P2" xml:id="id22" draw:id="id22" draw:layer="layout" svg:width="3.75cm" svg:height="2.5cm" svg:x="30.75cm" svg:y="21.5cm">
          <text:p text:style-name="P1"><text:span text:style-name="T1">S14</text:span></text:p>
          <text:p text:style-name="P1"><text:span text:style-name="T6">PLAYER = 1</text:span></text:p>
          <text:p text:style-name="P1"><text:span text:style-name="T6">CLR_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3" draw:layer="layout" draw:type="curve" svg:x1="24.5cm" svg:y1="25.5cm" svg:x2="32.625cm" svg:y2="24cm" draw:start-shape="id21" draw:start-glue-point="10" draw:end-shape="id22" draw:end-glue-point="8" svg:d="M24500 25500c5417 0 8125-500 8125-1500" svg:viewBox="0 0 8126 1501">
          <text:p/>
        </draw:connector>
        <draw:custom-shape draw:style-name="gr52" draw:text-style-name="P2" xml:id="id23" draw:id="id23" draw:layer="layout" svg:width="3.75cm" svg:height="2.5cm" svg:x="30.75cm" svg:y="16.75cm">
          <text:p text:style-name="P1"><text:span text:style-name="T1">S15</text:span></text:p>
          <text:p text:style-name="P1"><text:span text:style-name="T6">RENDER = 1</text:span></text:p>
          <text:p text:style-name="P1"><text:span text:style-name="T6">CMD = 10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3" draw:layer="layout" draw:type="curve" draw:line-skew="0.256cm 0.11cm" svg:x1="34.5cm" svg:y1="18cm" svg:x2="33.951cm" svg:y2="17.116cm" draw:start-shape="id23" draw:start-glue-point="10" draw:end-shape="id23" draw:end-glue-point="11" svg:d="M34500 18000c1137 0 947-821 526-1326s-1075-693-1075 442" svg:viewBox="0 0 1404 1725">
          <text:p/>
        </draw:connector>
        <draw:connector draw:style-name="gr55" draw:text-style-name="P3" draw:layer="layout" draw:type="curve" svg:x1="32.625cm" svg:y1="21.5cm" svg:x2="32.625cm" svg:y2="19.25cm" draw:start-shape="id22" draw:start-glue-point="4" draw:end-shape="id23" draw:end-glue-point="8" svg:d="M32625 21500v-2250" svg:viewBox="0 0 1 2251">
          <text:p/>
        </draw:connector>
        <draw:connector draw:style-name="gr56" draw:text-style-name="P3" draw:layer="layout" draw:type="curve" svg:x1="32.625cm" svg:y1="16.75cm" svg:x2="23.488cm" svg:y2="7.116cm" draw:start-shape="id23" draw:start-glue-point="4" draw:end-shape="id12" draw:end-glue-point="11" svg:d="M32625 16750c0-15751-9137-10934-9137-9634" svg:viewBox="0 0 9138 11350">
          <text:p/>
        </draw:connector>
        <draw:frame draw:style-name="gr44" draw:text-style-name="P10" draw:layer="layout" svg:width="4cm" svg:height="0.645cm" svg:x="10.25cm" svg:y="23.25cm">
          <draw:text-box>
            <text:p><text:span text:style-name="T6">q1_obst != player_pos</text:span></text:p>
          </draw:text-box>
        </draw:frame>
        <draw:custom-shape draw:style-name="gr57" draw:text-style-name="P2" xml:id="id24" draw:id="id24" draw:layer="layout" svg:width="4.5cm" svg:height="2.75cm" svg:x="7.5cm" svg:y="28.75cm">
          <text:p text:style-name="P1"><text:span text:style-name="T1">S10</text:span></text:p>
          <text:p text:style-name="P1"><text:span text:style-name="T7">RENDER = 1</text:span></text:p>
          <text:p text:style-name="P1"><text:span text:style-name="T7">CMD = 00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3" draw:layer="layout" draw:type="curve" svg:x1="14.5cm" svg:y1="23cm" svg:x2="12cm" svg:y2="30.125cm" draw:start-shape="id19" draw:start-glue-point="8" draw:end-shape="id24" draw:end-glue-point="10" svg:d="M14500 23000c0 4750-833 7125-2500 7125" svg:viewBox="0 0 2501 7126">
          <text:p/>
        </draw:connector>
        <draw:connector draw:style-name="gr59" draw:text-style-name="P3" draw:layer="layout" draw:type="curve" svg:x1="11.341cm" svg:y1="29.152cm" svg:x2="9.75cm" svg:y2="28.75cm" draw:start-shape="id24" draw:start-glue-point="11" draw:end-shape="id24" draw:end-glue-point="4" svg:d="M11341 29152c0-1354-1591-1153-1591-402" svg:viewBox="0 0 1592 993">
          <text:p/>
        </draw:connector>
        <draw:frame draw:style-name="gr44" draw:text-style-name="P10" draw:layer="layout" svg:width="1.75cm" svg:height="0.645cm" svg:x="9.75cm" svg:y="27.5cm">
          <draw:text-box>
            <text:p><text:span text:style-name="T6">!FINISH</text:span></text:p>
          </draw:text-box>
        </draw:frame>
        <draw:connector draw:style-name="gr60" draw:text-style-name="P3" draw:layer="layout" draw:type="curve" svg:x1="7.25cm" svg:y1="16.5cm" svg:x2="20.5cm" svg:y2="8cm" draw:start-shape="id18" draw:start-glue-point="6" draw:end-shape="id12" draw:end-glue-point="6" svg:d="M7250 16500c-751 0-7376-8500 13250-8500" svg:viewBox="0 0 14854 8501">
          <text:p/>
        </draw:connector>
        <draw:custom-shape draw:style-name="gr57" draw:text-style-name="P2" xml:id="id25" draw:id="id25" draw:layer="layout" svg:width="4.5cm" svg:height="2.75cm" svg:x="3.25cm" svg:y="19.25cm">
          <text:p text:style-name="P1"><text:span text:style-name="T1">S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3" draw:layer="layout" draw:type="curve" svg:x1="7.5cm" svg:y1="30.125cm" svg:x2="5.5cm" svg:y2="22cm" draw:start-shape="id24" draw:start-glue-point="6" draw:end-shape="id25" draw:end-glue-point="8" svg:d="M7500 30125c-1334 0-2000-2708-2000-8125" svg:viewBox="0 0 2001 8126">
          <text:p/>
        </draw:connector>
        <draw:connector draw:style-name="gr62" draw:text-style-name="P3" draw:layer="layout" draw:type="curve" svg:x1="7.091cm" svg:y1="19.652cm" svg:x2="5.5cm" svg:y2="19.25cm" draw:start-shape="id25" draw:start-glue-point="11" draw:end-shape="id25" draw:end-glue-point="4" svg:d="M7091 19652c0-1354-1591-1153-1591-402" svg:viewBox="0 0 1592 993">
          <text:p/>
        </draw:connector>
        <draw:connector draw:style-name="gr63" draw:text-style-name="P3" draw:layer="layout" draw:type="curve" svg:x1="3.375cm" svg:y1="14.25cm" svg:x2="20.5cm" svg:y2="8cm" draw:start-shape="id26" draw:start-glue-point="4" draw:end-shape="id12" draw:end-glue-point="6" svg:d="M3375 14250c0-4167 5708-6250 17125-6250" svg:viewBox="0 0 17126 6251">
          <text:p/>
        </draw:connector>
        <draw:frame draw:style-name="gr64" draw:text-style-name="P7" draw:layer="layout" svg:width="3.004cm" svg:height="0.645cm" svg:x="5.996cm" svg:y="18.105cm">
          <draw:text-box>
            <text:p><text:span text:style-name="T4">TIMER &lt; 66 MS</text:span></text:p>
          </draw:text-box>
        </draw:frame>
        <draw:frame draw:style-name="gr65" draw:text-style-name="P7" draw:layer="layout" svg:width="3.207cm" svg:height="0.645cm" svg:x="0.793cm" svg:y="19cm">
          <draw:text-box>
            <text:p><text:span text:style-name="T4">TIMER &gt;= 66 MS</text:span></text:p>
          </draw:text-box>
        </draw:frame>
        <draw:custom-shape draw:style-name="gr25" draw:text-style-name="P2" xml:id="id27" draw:id="id27" draw:layer="layout" svg:width="3.5cm" svg:height="2.5cm" svg:x="21cm" svg:y="28.5cm">
          <text:p text:style-name="P1"><text:span text:style-name="T1">S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3" draw:layer="layout" draw:type="curve" svg:x1="22.75cm" svg:y1="26.75cm" svg:x2="22.75cm" svg:y2="28.5cm" draw:start-shape="id21" draw:start-glue-point="8" draw:end-shape="id27" draw:end-glue-point="4" svg:d="M22750 26750v1750" svg:viewBox="0 0 1 1751">
          <text:p/>
        </draw:connector>
        <draw:frame draw:style-name="gr44" draw:text-style-name="P10" draw:layer="layout" svg:width="2.5cm" svg:height="0.645cm" svg:x="23cm" svg:y="27.105cm">
          <draw:text-box>
            <text:p><text:span text:style-name="T6">PLAYER = 1</text:span></text:p>
          </draw:text-box>
        </draw:frame>
        <draw:custom-shape draw:style-name="gr25" draw:text-style-name="P2" xml:id="id29" draw:id="id29" draw:layer="layout" svg:width="3.5cm" svg:height="2.5cm" svg:x="29cm" svg:y="32.25cm">
          <text:p text:style-name="P1"><text:span text:style-name="T1">S18</text:span></text:p>
          <text:p text:style-name="P1"><text:span text:style-name="T6">P1 WIN</text:span></text:p>
          <text:p text:style-name="P1"><text:span text:style-name="T6">CMD = 1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30" draw:id="id30" draw:layer="layout" svg:width="3.5cm" svg:height="2.5cm" svg:x="29cm" svg:y="28.5cm">
          <text:p text:style-name="P1"><text:span text:style-name="T1">S17</text:span></text:p>
          <text:p text:style-name="P1"><text:span text:style-name="T6">TIED</text:span></text:p>
          <text:p text:style-name="P1"><text:span text:style-name="T6">CMD = 0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28" draw:id="id28" draw:layer="layout" svg:width="3.5cm" svg:height="2.5cm" svg:x="29cm" svg:y="36cm">
          <text:p text:style-name="P1"><text:span text:style-name="T1">S19</text:span></text:p>
          <text:p text:style-name="P1"><text:span text:style-name="T6">P2 WIN</text:span></text:p>
          <text:p text:style-name="P1"><text:span text:style-name="T6">CMD = 1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1.75cm" svg:height="0.645cm" svg:x="6.25cm" svg:y="28.105cm">
          <draw:text-box>
            <text:p><text:span text:style-name="T6">FINISH</text:span></text:p>
          </draw:text-box>
        </draw:frame>
        <draw:connector draw:style-name="gr67" draw:text-style-name="P3" draw:layer="layout" draw:type="curve" svg:x1="21.512cm" svg:y1="30.634cm" svg:x2="29cm" svg:y2="37.25cm" draw:start-shape="id27" draw:start-glue-point="7" draw:end-shape="id28" draw:end-glue-point="6" svg:d="M21512 30634c0 4411 2496 6616 7488 6616" svg:viewBox="0 0 7489 6617">
          <text:p/>
        </draw:connector>
        <draw:connector draw:style-name="gr68" draw:text-style-name="P3" draw:layer="layout" draw:type="curve" svg:x1="22.75cm" svg:y1="31cm" svg:x2="29cm" svg:y2="33.5cm" draw:start-shape="id27" draw:start-glue-point="8" draw:end-shape="id29" draw:end-glue-point="6" svg:d="M22750 31000c0 1667 2083 2500 6250 2500" svg:viewBox="0 0 6251 2501">
          <text:p/>
        </draw:connector>
        <draw:connector draw:style-name="gr69" draw:text-style-name="P3" draw:layer="layout" draw:type="curve" svg:x1="24.5cm" svg:y1="29.75cm" svg:x2="29cm" svg:y2="29.75cm" draw:start-shape="id27" draw:start-glue-point="10" draw:end-shape="id30" draw:end-glue-point="6" svg:d="M24500 29750h4500" svg:viewBox="0 0 4501 1">
          <text:p/>
        </draw:connector>
        <draw:connector draw:style-name="gr70" draw:text-style-name="P3" draw:layer="layout" draw:type="curve" svg:x1="30.75cm" svg:y1="36cm" svg:x2="29.512cm" svg:y2="36.366cm" draw:start-shape="id28" draw:start-glue-point="4" draw:end-shape="id28" draw:end-glue-point="5" svg:d="M30750 36000c0-751-1238-934-1238 366" svg:viewBox="0 0 1239 955">
          <text:p/>
        </draw:connector>
        <draw:connector draw:style-name="gr71" draw:text-style-name="P3" draw:layer="layout" draw:type="curve" svg:x1="30.75cm" svg:y1="32.25cm" svg:x2="29.512cm" svg:y2="32.616cm" draw:start-shape="id29" draw:start-glue-point="4" draw:end-shape="id29" draw:end-glue-point="5" svg:d="M30750 32250c0-751-1238-934-1238 366" svg:viewBox="0 0 1239 955">
          <text:p/>
        </draw:connector>
        <draw:custom-shape draw:style-name="gr72" draw:text-style-name="P2" xml:id="id31" draw:id="id31" draw:layer="layout" svg:width="0.25cm" svg:height="0.25cm" svg:x="37.25cm" svg:y="15cm"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3" draw:layer="layout" draw:type="curve" svg:x1="30.75cm" svg:y1="28.5cm" svg:x2="29.512cm" svg:y2="28.866cm" draw:start-shape="id30" draw:start-glue-point="4" draw:end-shape="id30" draw:end-glue-point="5" svg:d="M30750 28500c0-751-1238-934-1238 366" svg:viewBox="0 0 1239 955">
          <text:p/>
        </draw:connector>
        <draw:connector draw:style-name="gr74" draw:text-style-name="P3" draw:layer="layout" draw:type="curve" svg:x1="32.5cm" svg:y1="29.75cm" svg:x2="37.375cm" svg:y2="15.25cm" draw:start-shape="id30" draw:start-glue-point="10" draw:end-shape="id31" draw:end-glue-point="8" svg:d="M32500 29750c3250 0 4875-4833 4875-14500" svg:viewBox="0 0 4876 14501">
          <text:p/>
        </draw:connector>
        <draw:connector draw:style-name="gr74" draw:text-style-name="P3" draw:layer="layout" draw:type="curve" svg:x1="32.5cm" svg:y1="33.5cm" svg:x2="37.375cm" svg:y2="15.25cm" draw:start-shape="id29" draw:start-glue-point="10" draw:end-shape="id31" draw:end-glue-point="8" svg:d="M32500 33500c3250 0 4875-6083 4875-18250" svg:viewBox="0 0 4876 18251">
          <text:p/>
        </draw:connector>
        <draw:connector draw:style-name="gr74" draw:text-style-name="P3" draw:layer="layout" draw:type="curve" svg:x1="32.5cm" svg:y1="37.25cm" svg:x2="37.375cm" svg:y2="15.25cm" draw:start-shape="id28" draw:start-glue-point="10" draw:end-shape="id31" draw:end-glue-point="8" svg:d="M32500 37250c3250 0 4875-7333 4875-22000" svg:viewBox="0 0 4876 22001">
          <text:p/>
        </draw:connector>
        <draw:frame draw:style-name="gr50" draw:text-style-name="P9" draw:layer="layout" svg:width="1.75cm" svg:height="0.607cm" svg:x="29.5cm" svg:y="27.25cm">
          <draw:text-box>
            <text:p><text:span text:style-name="T5">!START</text:span></text:p>
          </draw:text-box>
        </draw:frame>
        <draw:frame draw:style-name="gr50" draw:text-style-name="P9" draw:layer="layout" svg:width="1.75cm" svg:height="0.607cm" svg:x="30.25cm" svg:y="31.25cm">
          <draw:text-box>
            <text:p><text:span text:style-name="T5">!START</text:span></text:p>
          </draw:text-box>
        </draw:frame>
        <draw:frame draw:style-name="gr50" draw:text-style-name="P9" draw:layer="layout" svg:width="1.75cm" svg:height="0.607cm" svg:x="30cm" svg:y="34.893cm">
          <draw:text-box>
            <text:p><text:span text:style-name="T5">!START</text:span></text:p>
          </draw:text-box>
        </draw:frame>
        <draw:frame draw:style-name="gr50" draw:text-style-name="P9" draw:layer="layout" svg:width="1.75cm" svg:height="0.607cm" svg:x="32.5cm" svg:y="28.75cm">
          <draw:text-box>
            <text:p><text:span text:style-name="T5">START</text:span></text:p>
          </draw:text-box>
        </draw:frame>
        <draw:frame draw:style-name="gr50" draw:text-style-name="P9" draw:layer="layout" svg:width="1.75cm" svg:height="0.607cm" svg:x="32.5cm" svg:y="32.75cm">
          <draw:text-box>
            <text:p><text:span text:style-name="T5">START</text:span></text:p>
          </draw:text-box>
        </draw:frame>
        <draw:frame draw:style-name="gr50" draw:text-style-name="P9" draw:layer="layout" svg:width="1.75cm" svg:height="0.607cm" svg:x="32.5cm" svg:y="36.5cm">
          <draw:text-box>
            <text:p><text:span text:style-name="T5">START</text:span></text:p>
          </draw:text-box>
        </draw:frame>
        <draw:connector draw:style-name="gr75" draw:text-style-name="P3" draw:layer="layout" draw:type="curve" svg:x1="37.375cm" svg:y1="15cm" svg:x2="13.165cm" svg:y2="3.116cm" draw:start-shape="id31" draw:start-glue-point="4" draw:end-shape="id10" draw:end-glue-point="11" svg:d="M37375 15000c0-19126-24210-13184-24210-11884" svg:viewBox="0 0 24211 13779">
          <text:p/>
        </draw:connector>
        <draw:frame draw:style-name="gr36" draw:text-style-name="P10" draw:layer="layout" svg:width="4.75cm" svg:height="0.75cm" svg:x="24.5cm" svg:y="29cm">
          <draw:text-box>
            <text:p><text:span text:style-name="T6">p1_moeda = p2_moeda</text:span></text:p>
          </draw:text-box>
        </draw:frame>
        <draw:frame draw:style-name="gr36" draw:text-style-name="P10" draw:layer="layout" svg:width="4.75cm" svg:height="0.75cm" svg:x="23.25cm" svg:y="31.5cm">
          <draw:text-box>
            <text:p><text:span text:style-name="T6">p1_moeda &gt; p1_moeda</text:span></text:p>
          </draw:text-box>
        </draw:frame>
        <draw:frame draw:style-name="gr36" draw:text-style-name="P10" draw:layer="layout" svg:width="4.75cm" svg:height="0.75cm" svg:x="23.5cm" svg:y="35.5cm">
          <draw:text-box>
            <text:p><text:span text:style-name="T6">p1_moeda &lt; p2_moeda</text:span></text:p>
          </draw:text-box>
        </draw:frame>
        <draw:custom-shape draw:style-name="gr76" draw:text-style-name="P2" xml:id="id26" draw:id="id26" draw:layer="layout" svg:width="5.25cm" svg:height="2.75cm" svg:x="0.75cm" svg:y="14.25cm">
          <text:p text:style-name="P1"><text:span text:style-name="T1">S12</text:span></text:p>
          <text:p text:style-name="P1"><text:span text:style-name="T6">TIMER = 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3" draw:layer="layout" draw:type="curve" svg:x1="3.909cm" svg:y1="19.652cm" svg:x2="3.375cm" svg:y2="17cm" draw:start-shape="id25" draw:start-glue-point="5" draw:end-shape="id26" draw:end-glue-point="8" svg:d="M3909 19652c0-2289-534-963-534-2652" svg:viewBox="0 0 535 2653">
          <text:p/>
        </draw:connector>
        <draw:frame draw:style-name="gr78" draw:text-style-name="P12" draw:layer="layout" svg:width="18.25cm" svg:height="8.072cm" svg:x="2.5cm" svg:y="32.25cm">
          <draw:text-box>
            <text:p>-REGISTRADOR MOEDAS (X2) ok</text:p>
            <text:p>-REGISTRADOR POSIÇÃO MOEDAS ok</text:p>
            <text:p>-REGISTRADOR POSIÇÃO OBSTACULO ok</text:p>
            <text:p>-REGISTRADOR START ok</text:p>
            <text:p>-REGISTRADOR PLAYER ok</text:p>
            <text:p>-REGISTRADOR POSIÇÃO DO PLAYER ok</text:p>
            <text:p>-COMPARADOR PLACAR ok</text:p>
            <text:p>-COMPARADOR POSIÇÃO DO PLAYER E MOEDA ok</text:p>
            <text:p>-COMPARADOR POSIÇÃO DO PLAYER E OBSTACULO ok</text:p>
            <text:p>-TIMER FRAME ok</text:p>
          </draw:text-box>
        </draw:frame>
        <draw:custom-shape draw:style-name="gr25" draw:text-style-name="P2" xml:id="id17" draw:id="id17" draw:layer="layout" svg:width="3.5cm" svg:height="2.5cm" svg:x="16.75cm" svg:y="16.5cm">
          <text:p text:style-name="P1"><text:span text:style-name="T1">Sa8</text:span></text:p>
          <text:p text:style-name="P11"><text:span text:style-name="T6">EXCLUI MOED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3" draw:layer="layout" draw:type="curve" svg:x1="16.75cm" svg:y1="17.75cm" svg:x2="16.25cm" svg:y2="17.75cm" draw:start-shape="id17" draw:start-glue-point="6" draw:end-shape="id13" draw:end-glue-point="10" svg:d="M16750 17750h-500" svg:viewBox="0 0 501 1">
          <text:p/>
        </draw:connector>
      </draw:page>
      <draw:page draw:name="page3" draw:style-name="dp1" draw:master-page-name="Padrão">
        <draw:custom-shape draw:style-name="gr25" draw:text-style-name="P2" xml:id="id40" draw:id="id40" draw:layer="layout" svg:width="3.5cm" svg:height="2.5cm" svg:x="4cm" svg:y="2.75cm">
          <text:p text:style-name="P1"><text:span text:style-name="T1">S0</text:span></text:p>
          <text:p text:style-name="P11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1.75cm" svg:height="1.75cm" svg:x="16.104cm" svg:y="7.093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1.75cm" svg:height="1.75cm" svg:x="21.604cm" svg:y="7.093cm">
          <text:p text:style-name="P1"><text:span text:style-name="T1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1.75cm" svg:height="1.75cm" svg:x="26.908cm" svg:y="11.093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1.75cm" svg:height="1.75cm" svg:x="16.658cm" svg:y="11.09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1.75cm" svg:height="1.75cm" svg:x="11.158cm" svg:y="11.093cm">
          <text:p text:style-name="P1"><text:span text:style-name="T1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4" xml:id="id36" draw:id="id36" draw:layer="layout" svg:width="1.75cm" svg:height="1.75cm" svg:x="16.658cm" svg:y="16.093cm">
          <text:p text:style-name="P13"><text:span text:style-name="T8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4" xml:id="id46" draw:id="id46" draw:layer="layout" svg:width="3.25cm" svg:height="2.75cm" svg:x="22.158cm" svg:y="24.593cm">
          <text:p text:style-name="P13"><text:span text:style-name="T8">S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7.854cm" svg:y1="7.968cm" svg:x2="21.604cm" svg:y2="7.968cm" draw:start-shape="id32" draw:start-glue-point="10" draw:end-shape="id33" draw:end-glue-point="6" svg:d="M17854 7968h3750" svg:viewBox="0 0 3751 1">
          <text:p/>
        </draw:connector>
        <draw:connector draw:style-name="gr5" draw:text-style-name="P3" draw:layer="layout" draw:type="curve" svg:x1="23.354cm" svg:y1="7.968cm" svg:x2="27.783cm" svg:y2="11.093cm" draw:start-shape="id33" draw:start-glue-point="10" draw:end-shape="id34" draw:end-glue-point="4" svg:d="M23354 7968c2953 0 4429 1041 4429 3125" svg:viewBox="0 0 4430 3126">
          <text:p/>
        </draw:connector>
        <draw:connector draw:style-name="gr6" draw:text-style-name="P3" draw:layer="layout" draw:type="curve" draw:line-skew="0.219cm" svg:x1="22.479cm" svg:y1="8.843cm" svg:x2="18.152cm" svg:y2="11.349cm" draw:start-shape="id33" draw:start-glue-point="8" draw:end-shape="id35" draw:end-glue-point="11" svg:d="M22479 8843c0 2017-4327 765-4327 2506" svg:viewBox="0 0 4328 2507">
          <text:p/>
        </draw:connector>
        <draw:connector draw:style-name="gr8" draw:text-style-name="P3" draw:layer="layout" draw:type="curve" svg:x1="17.533cm" svg:y1="12.843cm" svg:x2="17.533cm" svg:y2="16.093cm" draw:start-shape="id35" draw:start-glue-point="8" draw:end-shape="id36" draw:end-glue-point="4" svg:d="M17533 12843v3250" svg:viewBox="0 0 1 3251">
          <text:p/>
        </draw:connector>
        <draw:connector draw:style-name="gr9" draw:text-style-name="P3" draw:layer="layout" draw:type="curve" svg:x1="16.658cm" svg:y1="11.968cm" svg:x2="12.908cm" svg:y2="11.968cm" draw:start-shape="id35" draw:start-glue-point="6" draw:end-shape="id37" draw:end-glue-point="10" svg:d="M16658 11968h-3750" svg:viewBox="0 0 3751 1">
          <text:p/>
        </draw:connector>
        <draw:connector draw:style-name="gr10" draw:text-style-name="P3" draw:layer="layout" draw:type="curve" svg:x1="16.658cm" svg:y1="16.968cm" svg:x2="12.033cm" svg:y2="12.843cm" draw:start-shape="id36" draw:start-glue-point="6" draw:end-shape="id37" draw:end-glue-point="8" svg:d="M16658 16968c-3084 0-4625-1375-4625-4125" svg:viewBox="0 0 4626 4126">
          <text:p/>
        </draw:connector>
        <draw:connector draw:style-name="gr12" draw:text-style-name="P3" draw:layer="layout" draw:type="curve" svg:x1="16.979cm" svg:y1="8.843cm" svg:x2="16.914cm" svg:y2="11.349cm" draw:start-shape="id32" draw:start-glue-point="8" draw:end-shape="id35" draw:end-glue-point="5" svg:d="M16979 8843c0 1689-65 436-65 2506" svg:viewBox="0 0 66 2507">
          <text:p/>
        </draw:connector>
        <draw:frame draw:style-name="gr81" draw:text-style-name="P15" draw:layer="layout" svg:width="3cm" svg:height="0.75cm" svg:x="22.408cm" svg:y="26.093cm">
          <draw:text-box>
            <text:p text:style-name="P4"><text:span text:style-name="T9">Fim de jogo</text:span></text:p>
          </draw:text-box>
        </draw:frame>
        <draw:frame draw:style-name="gr15" draw:text-style-name="P6" draw:layer="layout" svg:width="2.72cm" svg:height="0.725cm" svg:x="18.354cm" svg:y="7.118cm">
          <draw:text-box>
            <text:p><text:span text:style-name="T3">Tem moeda</text:span></text:p>
          </draw:text-box>
        </draw:frame>
        <draw:frame draw:style-name="gr16" draw:text-style-name="P6" draw:layer="layout" svg:width="3.525cm" svg:height="0.725cm" svg:x="16.908cm" svg:y="9.093cm">
          <draw:text-box>
            <text:p><text:span text:style-name="T3">Não tem moeda</text:span></text:p>
          </draw:text-box>
        </draw:frame>
        <draw:frame draw:style-name="gr17" draw:text-style-name="P7" draw:layer="layout" svg:width="4.528cm" svg:height="0.645cm" draw:transform="rotate (-0.628318530717959) translate (25.037cm 6.66cm)">
          <draw:text-box>
            <text:p><text:span text:style-name="T4">Pos_moeda = Pos_player</text:span></text:p>
          </draw:text-box>
        </draw:frame>
        <draw:frame draw:style-name="gr18" draw:text-style-name="P7" draw:layer="layout" svg:width="4.885cm" svg:height="0.645cm" draw:transform="rotate (0.558505360638186) translate (19.923cm 11.046cm)">
          <draw:text-box>
            <text:p><text:span text:style-name="T4">Pos_moeda != Pos_player</text:span></text:p>
          </draw:text-box>
        </draw:frame>
        <draw:frame draw:style-name="gr19" draw:text-style-name="P8" draw:layer="layout" svg:width="3.25cm" svg:height="0.725cm" svg:x="21.658cm" svg:y="15.118cm">
          <draw:text-box>
            <text:p><text:span text:style-name="T2">p2_moeda ++</text:span></text:p>
          </draw:text-box>
        </draw:frame>
        <draw:frame draw:style-name="gr19" draw:text-style-name="P16" draw:layer="layout" svg:width="4.054cm" svg:height="0.725cm" svg:x="13.408cm" svg:y="11.368cm">
          <draw:text-box>
            <text:p><text:span text:style-name="T6">Não tem obstáculo</text:span></text:p>
          </draw:text-box>
        </draw:frame>
        <draw:frame draw:style-name="gr18" draw:text-style-name="P17" draw:layer="layout" svg:width="3.25cm" svg:height="0.645cm" svg:x="17.408cm" svg:y="14.198cm">
          <draw:text-box>
            <text:p><text:span text:style-name="T10">Tem obstáculo</text:span></text:p>
          </draw:text-box>
        </draw:frame>
        <draw:frame draw:style-name="gr18" draw:text-style-name="P7" draw:layer="layout" svg:width="4.122cm" svg:height="0.645cm" draw:transform="rotate (-0.296705972839037) translate (18.347cm 16.093cm)">
          <draw:text-box>
            <text:p><text:span text:style-name="T4">Pos_obst = Pos_player</text:span></text:p>
          </draw:text-box>
        </draw:frame>
        <draw:frame draw:style-name="gr23" draw:text-style-name="P7" draw:layer="layout" svg:width="4.219cm" svg:height="0.645cm" svg:x="11.439cm" svg:y="16.948cm">
          <draw:text-box>
            <text:p><text:span text:style-name="T4">Pos_obst != Pos_player</text:span></text:p>
          </draw:text-box>
        </draw:frame>
        <draw:connector draw:style-name="gr24" draw:text-style-name="P3" draw:layer="layout" draw:type="curve" svg:x1="12.033cm" svg:y1="11.093cm" svg:x2="16.36cm" svg:y2="8.587cm" draw:start-shape="id37" draw:start-glue-point="4" draw:end-shape="id32" draw:end-glue-point="7" svg:d="M12033 11093c0-1686 4327-433 4327-2506" svg:viewBox="0 0 4328 2507">
          <text:p/>
        </draw:connector>
        <draw:custom-shape draw:style-name="gr25" draw:text-style-name="P2" xml:id="id41" draw:id="id41" draw:layer="layout" svg:width="3.5cm" svg:height="2.5cm" svg:x="11cm" svg:y="2.75cm">
          <text:p text:style-name="P1"><text:span text:style-name="T1">S1</text:span></text:p>
          <text:p text:style-name="P1"><text:span text:style-name="T6">CLEAR REG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38" draw:id="id38" draw:layer="layout" svg:width="3.5cm" svg:height="2.5cm" svg:x="21.658cm" svg:y="10.843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" xml:id="id39" draw:id="id39" draw:layer="layout" svg:width="3.25cm" svg:height="2.5cm" svg:x="21.658cm" svg:y="13.843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3" draw:layer="layout" draw:type="curve" svg:x1="21.658cm" svg:y1="12.093cm" svg:x2="18.408cm" svg:y2="11.968cm" draw:start-shape="id38" draw:start-glue-point="6" draw:end-shape="id35" draw:end-glue-point="10" svg:d="M21658 12093c-2436 0-811-125-3250-125" svg:viewBox="0 0 3251 126">
          <text:p/>
        </draw:connector>
        <draw:frame draw:style-name="gr19" draw:text-style-name="P18" draw:layer="layout" svg:width="3.304cm" svg:height="0.725cm" svg:x="21.854cm" svg:y="12.118cm">
          <draw:text-box>
            <text:p text:style-name="P4"><text:span text:style-name="T2">p1_moeda ++</text:span></text:p>
          </draw:text-box>
        </draw:frame>
        <draw:connector draw:style-name="gr84" draw:text-style-name="P3" draw:layer="layout" draw:type="curve" svg:x1="27.783cm" svg:y1="12.843cm" svg:x2="24.908cm" svg:y2="15.093cm" draw:start-shape="id34" draw:start-glue-point="8" draw:end-shape="id39" draw:end-glue-point="10" svg:d="M27783 12843c0 1500-958 2250-2875 2250" svg:viewBox="0 0 2876 2251">
          <text:p/>
        </draw:connector>
        <draw:connector draw:style-name="gr85" draw:text-style-name="P19" draw:layer="layout" draw:type="curve" svg:x1="26.908cm" svg:y1="11.968cm" svg:x2="25.158cm" svg:y2="12.093cm" draw:start-shape="id34" draw:start-glue-point="6" draw:end-shape="id38" draw:end-glue-point="10" svg:d="M26908 11968c-1311 0-436 125-1750 125" svg:viewBox="0 0 1751 126">
          <text:p/>
        </draw:connector>
        <draw:connector draw:style-name="gr86" draw:text-style-name="P3" draw:layer="layout" draw:type="curve" svg:x1="21.658cm" svg:y1="15.093cm" svg:x2="18.152cm" svg:y2="12.587cm" draw:start-shape="id39" draw:start-glue-point="6" draw:end-shape="id35" draw:end-glue-point="9" svg:d="M21658 15093c-2436 0-683-2506-3506-2506" svg:viewBox="0 0 3507 2507">
          <text:p/>
        </draw:connector>
        <draw:frame draw:style-name="gr87" draw:text-style-name="P8" draw:layer="layout" svg:width="1.023cm" svg:height="0.725cm" svg:x="26.408cm" svg:y="14.368cm">
          <draw:text-box>
            <text:p><text:span text:style-name="T2">P2</text:span></text:p>
          </draw:text-box>
        </draw:frame>
        <draw:frame draw:style-name="gr87" draw:text-style-name="P8" draw:layer="layout" svg:width="1.023cm" svg:height="0.725cm" svg:x="25.385cm" svg:y="11.118cm">
          <draw:text-box>
            <text:p><text:span text:style-name="T2">P1</text:span></text:p>
          </draw:text-box>
        </draw:frame>
        <draw:connector draw:style-name="gr27" draw:text-style-name="P3" draw:layer="layout" draw:type="curve" svg:x1="7.5cm" svg:y1="4cm" svg:x2="11cm" svg:y2="4cm" draw:start-shape="id40" draw:start-glue-point="10" draw:end-shape="id41" draw:end-glue-point="6" svg:d="M7500 4000h3500" svg:viewBox="0 0 3501 1">
          <text:p/>
        </draw:connector>
        <draw:custom-shape draw:style-name="gr2" draw:text-style-name="P14" xml:id="id42" draw:id="id42" draw:layer="layout" svg:width="1.75cm" svg:height="1.75cm" svg:x="21.908cm" svg:y="17.343cm">
          <text:p text:style-name="P13"><text:span text:style-name="T8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3" draw:layer="layout" draw:type="curve" svg:x1="18.408cm" svg:y1="16.968cm" svg:x2="21.908cm" svg:y2="18.218cm" draw:start-shape="id36" draw:start-glue-point="10" draw:end-shape="id42" draw:end-glue-point="6" svg:d="M18408 16968c2626 0 877 1250 3500 1250" svg:viewBox="0 0 3501 1251">
          <text:p/>
        </draw:connector>
        <draw:custom-shape draw:style-name="gr2" draw:text-style-name="P14" xml:id="id44" draw:id="id44" draw:layer="layout" svg:width="1.75cm" svg:height="1.75cm" svg:x="19.908cm" svg:y="20.593cm">
          <text:p text:style-name="P13"><text:span text:style-name="T8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4" xml:id="id43" draw:id="id43" draw:layer="layout" svg:width="1.75cm" svg:height="1.75cm" svg:x="25.158cm" svg:y="20.843cm">
          <text:p text:style-name="P13"><text:span text:style-name="T8">S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3" draw:layer="layout" draw:type="curve" svg:x1="23.658cm" svg:y1="18.218cm" svg:x2="26.033cm" svg:y2="20.843cm" draw:start-shape="id42" draw:start-glue-point="10" draw:end-shape="id43" draw:end-glue-point="4" svg:d="M23658 18218c1584 0 2375 875 2375 2625" svg:viewBox="0 0 2376 2626">
          <text:p/>
        </draw:connector>
        <draw:connector draw:style-name="gr90" draw:text-style-name="P3" draw:layer="layout" draw:type="curve" svg:x1="22.783cm" svg:y1="19.093cm" svg:x2="21.658cm" svg:y2="21.468cm" draw:start-shape="id42" draw:start-glue-point="8" draw:end-shape="id44" draw:end-glue-point="10" svg:d="M22783 19093c0 1584-375 2375-1125 2375" svg:viewBox="0 0 1126 2376">
          <text:p/>
        </draw:connector>
        <draw:frame draw:style-name="gr19" draw:text-style-name="P8" draw:layer="layout" svg:width="1.023cm" svg:height="0.725cm" svg:x="25.658cm" svg:y="18.868cm">
          <draw:text-box>
            <text:p><text:span text:style-name="T2">P2</text:span></text:p>
          </draw:text-box>
        </draw:frame>
        <draw:frame draw:style-name="gr19" draw:text-style-name="P8" draw:layer="layout" svg:width="1.25cm" svg:height="0.725cm" svg:x="22.658cm" svg:y="19.343cm">
          <draw:text-box>
            <text:p><text:span text:style-name="T2">P1</text:span></text:p>
          </draw:text-box>
        </draw:frame>
        <draw:custom-shape draw:style-name="gr91" draw:text-style-name="P14" xml:id="id45" draw:id="id45" draw:layer="layout" svg:width="2.75cm" svg:height="2.5cm" svg:x="14.158cm" svg:y="18.093cm">
          <text:p text:style-name="P13"><text:span text:style-name="T8">S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2" draw:text-style-name="P3" draw:layer="layout" draw:type="curve" svg:x1="19.908cm" svg:y1="21.468cm" svg:x2="16.908cm" svg:y2="19.343cm" draw:start-shape="id44" draw:start-glue-point="6" draw:end-shape="id45" draw:end-glue-point="10" svg:d="M19908 21468c-2248 0-749-2125-3000-2125" svg:viewBox="0 0 3001 2126">
          <text:p/>
        </draw:connector>
        <draw:frame draw:style-name="gr19" draw:text-style-name="P8" draw:layer="layout" svg:width="1.78cm" svg:height="0.725cm" svg:x="14.658cm" svg:y="19.618cm">
          <draw:text-box>
            <text:p><text:span text:style-name="T2">P = P2</text:span></text:p>
          </draw:text-box>
        </draw:frame>
        <draw:connector draw:style-name="gr93" draw:text-style-name="P3" draw:layer="layout" draw:type="curve" draw:line-skew="-2.915cm" svg:x1="14.158cm" svg:y1="19.343cm" svg:x2="16.104cm" svg:y2="7.968cm" draw:start-shape="id45" draw:start-glue-point="6" draw:end-shape="id32" draw:end-glue-point="6" svg:d="M14158 19343c-5124 0-6097-11375 1946-11375" svg:viewBox="0 0 5918 11376">
          <text:p/>
        </draw:connector>
        <draw:connector draw:style-name="gr94" draw:text-style-name="P3" draw:layer="layout" draw:type="curve" svg:x1="26.033cm" svg:y1="22.593cm" svg:x2="25.408cm" svg:y2="25.968cm" draw:start-shape="id43" draw:start-glue-point="8" draw:end-shape="id46" draw:end-glue-point="10" svg:d="M26033 22593c0 2250-208 3375-625 3375" svg:viewBox="0 0 626 3376">
          <text:p/>
        </draw:connector>
        <draw:custom-shape draw:style-name="gr95" draw:text-style-name="P14" xml:id="id49" draw:id="id49" draw:layer="layout" svg:width="2.5cm" svg:height="2.25cm" svg:x="9.908cm" svg:y="20.343cm">
          <text:p text:style-name="P13"><text:span text:style-name="T8">S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4" xml:id="id47" draw:id="id47" draw:layer="layout" svg:width="2.5cm" svg:height="2cm" svg:x="9.908cm" svg:y="23.343cm">
          <text:p text:style-name="P13"><text:span text:style-name="T8">S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4" xml:id="id50" draw:id="id50" draw:layer="layout" svg:width="2.5cm" svg:height="2cm" svg:x="9.908cm" svg:y="26.343cm">
          <text:p text:style-name="P13"><text:span text:style-name="T8">S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8" draw:layer="layout" svg:width="2.513cm" svg:height="0.725cm" svg:x="9.908cm" svg:y="21.618cm">
          <draw:text-box>
            <text:p><text:span text:style-name="T2">P1 venceu</text:span></text:p>
          </draw:text-box>
        </draw:frame>
        <draw:frame draw:style-name="gr19" draw:text-style-name="P8" draw:layer="layout" svg:width="2.513cm" svg:height="0.725cm" svg:x="9.908cm" svg:y="24.368cm">
          <draw:text-box>
            <text:p><text:span text:style-name="T2">P2 venceu</text:span></text:p>
          </draw:text-box>
        </draw:frame>
        <draw:frame draw:style-name="gr19" draw:text-style-name="P8" draw:layer="layout" svg:width="1.967cm" svg:height="0.725cm" svg:x="10.158cm" svg:y="27.368cm">
          <draw:text-box>
            <text:p><text:span text:style-name="T2">Empate</text:span></text:p>
          </draw:text-box>
        </draw:frame>
        <draw:connector draw:style-name="gr98" draw:text-style-name="P3" draw:layer="layout" draw:type="curve" svg:x1="22.158cm" svg:y1="25.968cm" svg:x2="12.408cm" svg:y2="24.343cm" draw:start-shape="id46" draw:start-glue-point="6" draw:end-shape="id47" draw:end-glue-point="10" svg:d="M22158 25968c-7311 0-2436-1625-9750-1625" svg:viewBox="0 0 9751 1626">
          <text:p/>
        </draw:connector>
        <draw:frame draw:style-name="gr50" draw:text-style-name="P20" draw:layer="layout" svg:width="3.9cm" svg:height="0.607cm" draw:transform="rotate (-0.0698131700797735) translate (16.518cm 22.965cm)">
          <draw:text-box>
            <text:p><text:span text:style-name="T11">p1_moeda &gt; p2_moeda</text:span></text:p>
          </draw:text-box>
        </draw:frame>
        <draw:frame draw:style-name="gr50" draw:text-style-name="P20" draw:layer="layout" svg:width="4cm" svg:height="0.607cm" draw:transform="rotate (-0.0872664625997166) translate (17.923cm 25.093cm)">
          <draw:text-box>
            <text:p><text:span text:style-name="T11">p1_moeda &lt; p2_moeda</text:span></text:p>
          </draw:text-box>
        </draw:frame>
        <draw:frame draw:style-name="gr50" draw:text-style-name="P20" draw:layer="layout" svg:width="4cm" svg:height="0.607cm" svg:x="15.158cm" svg:y="28.093cm">
          <draw:text-box>
            <text:p><text:span text:style-name="T11">p1_moeda = p2_moeda</text:span></text:p>
          </draw:text-box>
        </draw:frame>
        <draw:connector draw:style-name="gr28" draw:text-style-name="P3" draw:layer="layout" draw:type="curve" svg:x1="14.5cm" svg:y1="4cm" svg:x2="16.25cm" svg:y2="4cm" draw:start-shape="id41" draw:start-glue-point="10" draw:end-shape="id48" draw:end-glue-point="6" svg:d="M14500 4000h1750" svg:viewBox="0 0 1751 1">
          <text:p/>
        </draw:connector>
        <draw:connector draw:style-name="gr99" draw:text-style-name="P3" draw:layer="layout" draw:type="curve" svg:x1="17cm" svg:y1="5.25cm" svg:x2="16.979cm" svg:y2="7.093cm" draw:end-shape="id32" draw:end-glue-point="4" svg:d="M17000 5250c0 1006-21 85-21 1843" svg:viewBox="0 0 22 1844">
          <text:p/>
        </draw:connector>
        <draw:frame draw:style-name="gr100" draw:text-style-name="P8" draw:layer="layout" svg:width="1.852cm" svg:height="0.725cm" draw:transform="rotate (-0.506145483078356) translate (18.228cm 20.964cm)">
          <draw:text-box>
            <text:p><text:span text:style-name="T2">START</text:span></text:p>
          </draw:text-box>
        </draw:frame>
        <draw:frame draw:style-name="gr101" draw:text-style-name="P8" draw:layer="layout" svg:width="1.971cm" svg:height="0.725cm" svg:x="19.908cm" svg:y="19.118cm">
          <draw:text-box>
            <text:p><text:span text:style-name="T2">!START</text:span></text:p>
          </draw:text-box>
        </draw:frame>
        <draw:connector draw:style-name="gr102" draw:text-style-name="P3" draw:layer="layout" draw:type="curve" svg:x1="21.402cm" svg:y1="20.849cm" svg:x2="20.164cm" svg:y2="20.849cm" draw:start-shape="id44" draw:start-glue-point="11" draw:end-shape="id44" draw:end-glue-point="5" svg:d="M21402 20849c0-1135-1238-1135-1238 0" svg:viewBox="0 0 1239 852">
          <text:p/>
        </draw:connector>
        <draw:connector draw:style-name="gr103" draw:text-style-name="P3" draw:layer="layout" draw:type="curve" svg:x1="22.634cm" svg:y1="24.995cm" svg:x2="12.042cm" svg:y2="22.264cm" draw:start-shape="id46" draw:start-glue-point="5" draw:end-shape="id49" draw:end-glue-point="9" svg:d="M22634 24995c0-2101-10592-736-10592-2731" svg:viewBox="0 0 10593 2732">
          <text:p/>
        </draw:connector>
        <draw:connector draw:style-name="gr104" draw:text-style-name="P3" draw:layer="layout" draw:type="curve" draw:line-skew="-0.338cm" svg:x1="22.634cm" svg:y1="26.941cm" svg:x2="12.042cm" svg:y2="28.05cm" draw:start-shape="id46" draw:start-glue-point="7" draw:end-shape="id50" draw:end-glue-point="9" svg:d="M22634 26941c0 2349-10592 1794-10592 1109" svg:viewBox="0 0 10593 1703">
          <text:p/>
        </draw:connector>
        <draw:custom-shape draw:style-name="gr2" draw:text-style-name="P14" xml:id="id51" draw:id="id51" draw:layer="layout" svg:width="1.75cm" svg:height="1.75cm" svg:x="2.5cm" svg:y="18cm">
          <text:p text:style-name="P13"><text:span text:style-name="T8">S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" draw:text-style-name="P3" draw:layer="layout" draw:type="curve" svg:x1="3.994cm" svg:y1="18.256cm" svg:x2="3.994cm" svg:y2="19.494cm" draw:start-shape="id51" draw:start-glue-point="11" draw:end-shape="id51" draw:end-glue-point="9" svg:d="M3994 18256c1137 0 1137 1238 0 1238" svg:viewBox="0 0 854 1239">
          <text:p/>
        </draw:connector>
        <draw:frame draw:style-name="gr19" draw:text-style-name="P8" draw:layer="layout" svg:width="1.971cm" svg:height="0.725cm" svg:x="4.779cm" svg:y="18.525cm">
          <draw:text-box>
            <text:p><text:span text:style-name="T2">!START</text:span></text:p>
          </draw:text-box>
        </draw:frame>
        <draw:frame draw:style-name="gr19" draw:text-style-name="P8" draw:layer="layout" svg:width="1.852cm" svg:height="0.725cm" svg:x="3.398cm" svg:y="15.5cm">
          <draw:text-box>
            <text:p><text:span text:style-name="T2">START</text:span></text:p>
          </draw:text-box>
        </draw:frame>
        <draw:connector draw:style-name="gr106" draw:text-style-name="P3" draw:layer="layout" draw:type="curve" svg:x1="9.908cm" svg:y1="27.343cm" svg:x2="3.375cm" svg:y2="19.75cm" draw:start-shape="id50" draw:start-glue-point="6" draw:end-shape="id51" draw:end-glue-point="8" svg:d="M9908 27343c-4356 0-6533-2531-6533-7593" svg:viewBox="0 0 6534 7594">
          <text:p/>
        </draw:connector>
        <draw:connector draw:style-name="gr107" draw:text-style-name="P3" draw:layer="layout" draw:type="curve" svg:x1="9.908cm" svg:y1="24.343cm" svg:x2="3.375cm" svg:y2="19.75cm" draw:start-shape="id47" draw:start-glue-point="6" draw:end-shape="id51" draw:end-glue-point="8" svg:d="M9908 24343c-4356 0-6533-1531-6533-4593" svg:viewBox="0 0 6534 4594">
          <text:p/>
        </draw:connector>
        <draw:connector draw:style-name="gr108" draw:text-style-name="P3" draw:layer="layout" draw:type="curve" svg:x1="9.908cm" svg:y1="21.468cm" svg:x2="3.375cm" svg:y2="19.75cm" draw:start-shape="id49" draw:start-glue-point="6" draw:end-shape="id51" draw:end-glue-point="8" svg:d="M9908 21468c-4356 0-6533-572-6533-1718" svg:viewBox="0 0 6534 1719">
          <text:p/>
        </draw:connector>
        <draw:frame draw:style-name="gr109" draw:text-style-name="P12" draw:layer="layout" svg:width="11.56cm" svg:height="3.095cm" svg:x="30cm" svg:y="30.25cm">
          <draw:text-box>
            <text:p>OBSERVAÇÃO : <text:tab/>Adicionar os estados:</text:p>
            <text:p>-Renderizar</text:p>
            <text:p>-Render terminou?</text:p>
            <text:p>-Tempo de frame alcançado?</text:p>
          </draw:text-box>
        </draw:frame>
        <draw:custom-shape draw:style-name="gr96" draw:text-style-name="P14" xml:id="id52" draw:id="id52" draw:layer="layout" svg:width="2.5cm" svg:height="2cm" svg:x="9.75cm" svg:y="30.5cm">
          <text:p text:style-name="P13"><text:span text:style-name="T8">S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1.967cm" svg:height="0.725cm" svg:x="10cm" svg:y="31.525cm">
          <draw:text-box>
            <text:p><text:span text:style-name="T2">Render</text:span></text:p>
          </draw:text-box>
        </draw:frame>
        <draw:custom-shape draw:style-name="gr96" draw:text-style-name="P14" xml:id="id53" draw:id="id53" draw:layer="layout" svg:width="2.5cm" svg:height="2cm" svg:x="14.5cm" svg:y="30.5cm">
          <text:p text:style-name="P13"><text:span text:style-name="T8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0" draw:text-style-name="P3" draw:layer="layout" draw:type="curve" svg:x1="12.25cm" svg:y1="31.5cm" svg:x2="14.5cm" svg:y2="31.5cm" draw:start-shape="id52" draw:start-glue-point="10" draw:end-shape="id53" draw:end-glue-point="6" svg:d="M12250 31500h2250" svg:viewBox="0 0 2251 1">
          <text:p/>
        </draw:connector>
        <draw:connector draw:style-name="gr111" draw:text-style-name="P3" draw:layer="layout" draw:type="curve" svg:x1="16.634cm" svg:y1="30.793cm" svg:x2="14.866cm" svg:y2="30.793cm" draw:start-shape="id53" draw:start-glue-point="11" draw:end-shape="id53" draw:end-glue-point="5" svg:d="M16634 30793c0-1191-1768-1191-1768 0" svg:viewBox="0 0 1769 894">
          <text:p/>
        </draw:connector>
        <draw:custom-shape draw:style-name="gr96" draw:text-style-name="P14" xml:id="id54" draw:id="id54" draw:layer="layout" svg:width="2.5cm" svg:height="2cm" svg:x="21.25cm" svg:y="30.5cm">
          <text:p text:style-name="P13"><text:span text:style-name="T8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2" draw:text-style-name="P3" draw:layer="layout" draw:type="curve" svg:x1="17cm" svg:y1="31.5cm" svg:x2="21.25cm" svg:y2="31.5cm" draw:start-shape="id53" draw:start-glue-point="10" draw:end-shape="id54" draw:end-glue-point="6" svg:d="M17000 31500h4250" svg:viewBox="0 0 4251 1">
          <text:p/>
        </draw:connector>
        <draw:frame draw:style-name="gr113" draw:text-style-name="P21" draw:layer="layout" svg:width="3.664cm" svg:height="0.683cm" svg:x="16.75cm" svg:y="30.817cm">
          <draw:text-box>
            <text:p><text:span text:style-name="T12">Terminou o render</text:span></text:p>
          </draw:text-box>
        </draw:frame>
        <draw:frame draw:style-name="gr114" draw:text-style-name="P21" draw:layer="layout" svg:width="4.401cm" svg:height="0.683cm" svg:x="13.75cm" svg:y="29.25cm">
          <draw:text-box>
            <text:p><text:span text:style-name="T12">Não terminou o render</text:span></text:p>
          </draw:text-box>
        </draw:frame>
        <draw:connector draw:style-name="gr115" draw:text-style-name="P3" draw:layer="layout" draw:type="curve" svg:x1="23.75cm" svg:y1="31.5cm" svg:x2="25.894cm" svg:y2="31.538cm" draw:start-shape="id54" draw:start-glue-point="10" svg:d="M23750 31500c1984 0 913 38 2144 38" svg:viewBox="0 0 2145 39">
          <text:p/>
        </draw:connector>
        <draw:connector draw:style-name="gr116" draw:text-style-name="P3" draw:layer="layout" draw:type="curve" svg:x1="23.384cm" svg:y1="30.793cm" svg:x2="21.616cm" svg:y2="30.793cm" draw:start-shape="id54" draw:start-glue-point="11" draw:end-shape="id54" draw:end-glue-point="5" svg:d="M23384 30793c0-1191-1768-1191-1768 0" svg:viewBox="0 0 1769 894">
          <text:p/>
        </draw:connector>
        <draw:frame draw:style-name="gr117" draw:text-style-name="P21" draw:layer="layout" svg:width="2.585cm" svg:height="0.683cm" svg:x="23.586cm" svg:y="30.75cm">
          <draw:text-box>
            <text:p><text:span text:style-name="T12">frame_timer</text:span></text:p>
          </draw:text-box>
        </draw:frame>
        <draw:frame draw:style-name="gr118" draw:text-style-name="P21" draw:layer="layout" svg:width="2.695cm" svg:height="0.683cm" svg:x="21.165cm" svg:y="29.25cm">
          <draw:text-box>
            <text:p><text:span text:style-name="T12">!frame_timer</text:span></text:p>
          </draw:text-box>
        </draw:frame>
        <draw:line draw:style-name="gr29" draw:text-style-name="P3" draw:layer="layout" svg:x1="2.5cm" svg:y1="1.75cm" svg:x2="4.5cm" svg:y2="3.25cm">
          <text:p/>
        </draw:line>
        <draw:connector draw:style-name="gr30" draw:text-style-name="P3" draw:layer="layout" draw:type="curve" svg:x1="6.988cm" svg:y1="3.116cm" svg:x2="5.75cm" svg:y2="2.75cm" draw:start-shape="id40" draw:start-glue-point="11" draw:end-shape="id40" draw:end-glue-point="4" svg:d="M6988 3116c0-1300-1238-1117-1238-366" svg:viewBox="0 0 1239 955">
          <text:p/>
        </draw:connector>
        <draw:frame draw:style-name="gr31" draw:text-style-name="P9" draw:layer="layout" svg:width="1.632cm" svg:height="0.607cm" svg:x="6.5cm" svg:y="1.75cm">
          <draw:text-box>
            <text:p><text:span text:style-name="T5">!FINISH</text:span></text:p>
          </draw:text-box>
        </draw:frame>
        <draw:frame draw:style-name="gr32" draw:text-style-name="P9" draw:layer="layout" svg:width="1.543cm" svg:height="0.607cm" svg:x="7.75cm" svg:y="3.393cm">
          <draw:text-box>
            <text:p><text:span text:style-name="T5">FINISH</text:span></text:p>
          </draw:text-box>
        </draw:frame>
        <draw:connector draw:style-name="gr33" draw:text-style-name="P3" draw:layer="layout" draw:type="curve" svg:x1="13.988cm" svg:y1="3.116cm" svg:x2="12.75cm" svg:y2="2.75cm" draw:start-shape="id41" draw:start-glue-point="11" draw:end-shape="id41" draw:end-glue-point="4" svg:d="M13988 3116c0-1300-1238-1117-1238-366" svg:viewBox="0 0 1239 955">
          <text:p/>
        </draw:connector>
        <draw:custom-shape draw:style-name="gr25" draw:text-style-name="P2" xml:id="id48" draw:id="id48" draw:layer="layout" svg:width="3.5cm" svg:height="2.5cm" svg:x="16.25cm" svg:y="2.75cm">
          <text:p text:style-name="P1"><text:span text:style-name="T1">S2</text:span></text:p>
          <text:p text:style-name="P1"><text:span text:style-name="T6">PLAYER =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00" draw:display-name="Pontas das setas 100" svg:viewBox="0 0 20 20" svg:d="M0 20l10-20 10 20z"/>
    <draw:marker draw:name="Pontas_20_das_20_setas_20_101" draw:display-name="Pontas das setas 101" svg:viewBox="0 0 20 20" svg:d="M0 20l10-20 10 20z"/>
    <draw:marker draw:name="Pontas_20_das_20_setas_20_103" draw:display-name="Pontas das setas 103" svg:viewBox="0 0 20 20" svg:d="M0 20l10-20 10 20z"/>
    <draw:marker draw:name="Pontas_20_das_20_setas_20_104" draw:display-name="Pontas das setas 104" svg:viewBox="0 0 20 20" svg:d="M0 20l10-20 10 20z"/>
    <draw:marker draw:name="Pontas_20_das_20_setas_20_105" draw:display-name="Pontas das setas 105" svg:viewBox="0 0 20 20" svg:d="M0 20l10-20 10 20z"/>
    <draw:marker draw:name="Pontas_20_das_20_setas_20_106" draw:display-name="Pontas das setas 106" svg:viewBox="0 0 20 20" svg:d="M0 20l10-20 10 20z"/>
    <draw:marker draw:name="Pontas_20_das_20_setas_20_107" draw:display-name="Pontas das setas 107" svg:viewBox="0 0 20 20" svg:d="M0 20l10-20 10 20z"/>
    <draw:marker draw:name="Pontas_20_das_20_setas_20_108" draw:display-name="Pontas das setas 108" svg:viewBox="0 0 20 20" svg:d="M0 20l10-20 10 20z"/>
    <draw:marker draw:name="Pontas_20_das_20_setas_20_109" draw:display-name="Pontas das setas 109" svg:viewBox="0 0 20 20" svg:d="M0 20l10-20 10 20z"/>
    <draw:marker draw:name="Pontas_20_das_20_setas_20_11" draw:display-name="Pontas das setas 11" svg:viewBox="0 0 20 20" svg:d="M0 20l10-20 10 20z"/>
    <draw:marker draw:name="Pontas_20_das_20_setas_20_110" draw:display-name="Pontas das setas 110" svg:viewBox="0 0 20 20" svg:d="M0 20l10-20 10 20z"/>
    <draw:marker draw:name="Pontas_20_das_20_setas_20_111" draw:display-name="Pontas das setas 111" svg:viewBox="0 0 20 20" svg:d="M0 20l10-20 10 20z"/>
    <draw:marker draw:name="Pontas_20_das_20_setas_20_112" draw:display-name="Pontas das setas 112" svg:viewBox="0 0 20 20" svg:d="M0 20l10-20 10 20z"/>
    <draw:marker draw:name="Pontas_20_das_20_setas_20_113" draw:display-name="Pontas das setas 113" svg:viewBox="0 0 20 20" svg:d="M0 20l10-20 10 20z"/>
    <draw:marker draw:name="Pontas_20_das_20_setas_20_114" draw:display-name="Pontas das setas 114" svg:viewBox="0 0 20 20" svg:d="M0 20l10-20 10 20z"/>
    <draw:marker draw:name="Pontas_20_das_20_setas_20_116" draw:display-name="Pontas das setas 116" svg:viewBox="0 0 20 20" svg:d="M0 20l10-20 10 20z"/>
    <draw:marker draw:name="Pontas_20_das_20_setas_20_117" draw:display-name="Pontas das setas 117" svg:viewBox="0 0 20 20" svg:d="M0 20l10-20 10 20z"/>
    <draw:marker draw:name="Pontas_20_das_20_setas_20_118" draw:display-name="Pontas das setas 118" svg:viewBox="0 0 20 20" svg:d="M0 20l10-20 10 20z"/>
    <draw:marker draw:name="Pontas_20_das_20_setas_20_119" draw:display-name="Pontas das setas 119" svg:viewBox="0 0 20 20" svg:d="M0 20l10-20 10 20z"/>
    <draw:marker draw:name="Pontas_20_das_20_setas_20_121" draw:display-name="Pontas das setas 121" svg:viewBox="0 0 20 20" svg:d="M0 20l10-20 10 20z"/>
    <draw:marker draw:name="Pontas_20_das_20_setas_20_122" draw:display-name="Pontas das setas 122" svg:viewBox="0 0 20 20" svg:d="M0 20l10-20 10 20z"/>
    <draw:marker draw:name="Pontas_20_das_20_setas_20_123" draw:display-name="Pontas das setas 123" svg:viewBox="0 0 20 20" svg:d="M0 20l10-20 10 20z"/>
    <draw:marker draw:name="Pontas_20_das_20_setas_20_124" draw:display-name="Pontas das setas 124" svg:viewBox="0 0 20 20" svg:d="M0 20l10-20 10 20z"/>
    <draw:marker draw:name="Pontas_20_das_20_setas_20_125" draw:display-name="Pontas das setas 125" svg:viewBox="0 0 20 20" svg:d="M0 20l10-20 10 20z"/>
    <draw:marker draw:name="Pontas_20_das_20_setas_20_126" draw:display-name="Pontas das setas 126" svg:viewBox="0 0 20 20" svg:d="M0 20l10-20 10 20z"/>
    <draw:marker draw:name="Pontas_20_das_20_setas_20_127" draw:display-name="Pontas das setas 127" svg:viewBox="0 0 20 20" svg:d="M0 20l10-20 10 20z"/>
    <draw:marker draw:name="Pontas_20_das_20_setas_20_128" draw:display-name="Pontas das setas 128" svg:viewBox="0 0 20 20" svg:d="M0 20l10-20 10 20z"/>
    <draw:marker draw:name="Pontas_20_das_20_setas_20_129" draw:display-name="Pontas das setas 129" svg:viewBox="0 0 20 20" svg:d="M0 20l10-20 10 20z"/>
    <draw:marker draw:name="Pontas_20_das_20_setas_20_13" draw:display-name="Pontas das setas 13" svg:viewBox="0 0 20 20" svg:d="M0 20l10-20 10 20z"/>
    <draw:marker draw:name="Pontas_20_das_20_setas_20_130" draw:display-name="Pontas das setas 130" svg:viewBox="0 0 20 20" svg:d="M0 20l10-20 10 20z"/>
    <draw:marker draw:name="Pontas_20_das_20_setas_20_132" draw:display-name="Pontas das setas 132" svg:viewBox="0 0 20 20" svg:d="M0 20l10-20 10 20z"/>
    <draw:marker draw:name="Pontas_20_das_20_setas_20_133" draw:display-name="Pontas das setas 133" svg:viewBox="0 0 20 20" svg:d="M0 20l10-20 10 20z"/>
    <draw:marker draw:name="Pontas_20_das_20_setas_20_134" draw:display-name="Pontas das setas 134" svg:viewBox="0 0 20 20" svg:d="M0 20l10-20 10 20z"/>
    <draw:marker draw:name="Pontas_20_das_20_setas_20_138" draw:display-name="Pontas das setas 138" svg:viewBox="0 0 20 20" svg:d="M0 20l10-20 10 20z"/>
    <draw:marker draw:name="Pontas_20_das_20_setas_20_139" draw:display-name="Pontas das setas 139" svg:viewBox="0 0 20 20" svg:d="M0 20l10-20 10 20z"/>
    <draw:marker draw:name="Pontas_20_das_20_setas_20_14" draw:display-name="Pontas das setas 14" svg:viewBox="0 0 20 20" svg:d="M0 20l10-20 10 20z"/>
    <draw:marker draw:name="Pontas_20_das_20_setas_20_140" draw:display-name="Pontas das setas 140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8" draw:display-name="Pontas das setas 28" svg:viewBox="0 0 20 20" svg:d="M0 20l10-20 10 20z"/>
    <draw:marker draw:name="Pontas_20_das_20_setas_20_29" draw:display-name="Pontas das setas 29" svg:viewBox="0 0 20 20" svg:d="M0 20l10-20 10 20z"/>
    <draw:marker draw:name="Pontas_20_das_20_setas_20_3" draw:display-name="Pontas das setas 3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8" draw:display-name="Pontas das setas 38" svg:viewBox="0 0 20 20" svg:d="M0 20l10-20 10 20z"/>
    <draw:marker draw:name="Pontas_20_das_20_setas_20_4" draw:display-name="Pontas das setas 4" svg:viewBox="0 0 20 20" svg:d="M0 20l10-20 10 20z"/>
    <draw:marker draw:name="Pontas_20_das_20_setas_20_41" draw:display-name="Pontas das setas 41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6" draw:display-name="Pontas das setas 46" svg:viewBox="0 0 20 20" svg:d="M0 20l10-20 10 20z"/>
    <draw:marker draw:name="Pontas_20_das_20_setas_20_47" draw:display-name="Pontas das setas 47" svg:viewBox="0 0 20 20" svg:d="M0 20l10-20 10 20z"/>
    <draw:marker draw:name="Pontas_20_das_20_setas_20_48" draw:display-name="Pontas das setas 48" svg:viewBox="0 0 20 20" svg:d="M0 20l10-20 10 20z"/>
    <draw:marker draw:name="Pontas_20_das_20_setas_20_5" draw:display-name="Pontas das setas 5" svg:viewBox="0 0 20 20" svg:d="M0 20l10-20 10 20z"/>
    <draw:marker draw:name="Pontas_20_das_20_setas_20_50" draw:display-name="Pontas das setas 50" svg:viewBox="0 0 20 20" svg:d="M0 20l10-20 10 20z"/>
    <draw:marker draw:name="Pontas_20_das_20_setas_20_51" draw:display-name="Pontas das setas 51" svg:viewBox="0 0 20 20" svg:d="M0 20l10-20 10 20z"/>
    <draw:marker draw:name="Pontas_20_das_20_setas_20_6" draw:display-name="Pontas das setas 6" svg:viewBox="0 0 20 20" svg:d="M0 20l10-20 10 20z"/>
    <draw:marker draw:name="Pontas_20_das_20_setas_20_9" draw:display-name="Pontas das setas 9" svg:viewBox="0 0 20 20" svg:d="M0 20l10-20 10 20z"/>
    <draw:marker draw:name="Pontas_20_das_20_setas_20_94" draw:display-name="Pontas das setas 94" svg:viewBox="0 0 20 20" svg:d="M0 20l10-20 10 20z"/>
    <draw:marker draw:name="Pontas_20_das_20_setas_20_95" draw:display-name="Pontas das setas 95" svg:viewBox="0 0 20 20" svg:d="M0 20l10-20 10 20z"/>
    <draw:marker draw:name="Pontas_20_das_20_setas_20_96" draw:display-name="Pontas das setas 96" svg:viewBox="0 0 20 20" svg:d="M0 20l10-20 10 20z"/>
    <draw:marker draw:name="Pontas_20_das_20_setas_20_97" draw:display-name="Pontas das setas 97" svg:viewBox="0 0 20 20" svg:d="M0 20l10-20 10 20z"/>
    <draw:marker draw:name="Pontas_20_das_20_setas_20_98" draw:display-name="Pontas das setas 98" svg:viewBox="0 0 20 20" svg:d="M0 20l10-20 10 20z"/>
    <draw:marker draw:name="Pontas_20_das_20_setas_20_99" draw:display-name="Pontas das setas 9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30T00:42:29.329000000</meta:creation-date>
    <dc:date>2022-12-18T01:40:44.314000000</dc:date>
    <meta:editing-duration>PT17H37M14S</meta:editing-duration>
    <meta:editing-cycles>13</meta:editing-cycles>
    <meta:generator>LibreOffice/7.4.3.2$Windows_X86_64 LibreOffice_project/1048a8393ae2eeec98dff31b5c133c5f1d08b890</meta:generator>
    <meta:document-statistic meta:object-count="220"/>
  </office:meta>
</office:document-meta>
</file>